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110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1]+0.5)*15" office:value-type="float" office:value="7.5" calcext:value-type="float">
            <text:p>8</text:p>
          </table:table-cell>
          <table:table-cell table:formula="of:=DEC2BIN([.B1])" office:value-type="string" office:string-value="111" calcext:value-type="string">
            <text:p>111</text:p>
          </table:table-cell>
          <table:table-cell table:formula="of:=IF((LEN([.C1])&lt;4);REPT(0;4-LEN([.C1]))&amp;[.C1];[.C1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H1]+1)*8" office:value-type="float" office:value="8" calcext:value-type="float">
            <text:p>8</text:p>
          </table:table-cell>
          <table:table-cell table:formula="of:=DEC2BIN([.I1])" office:value-type="string" office:string-value="1000" calcext:value-type="string">
            <text:p>1000</text:p>
          </table:table-cell>
          <table:table-cell table:formula="of:=IF((LEN([.J1])&lt;4);REPT(0;4-LEN([.J1]))&amp;[.J1];[.J1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2]+0.5)*15" office:value-type="float" office:value="7.5" calcext:value-type="float">
            <text:p>8</text:p>
          </table:table-cell>
          <table:table-cell table:formula="of:=DEC2BIN([.B2])" office:value-type="string" office:string-value="111" calcext:value-type="string">
            <text:p>111</text:p>
          </table:table-cell>
          <table:table-cell table:formula="of:=IF((LEN([.C2])&lt;4);REPT(0;4-LEN([.C2]))&amp;[.C2];[.C2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H2]+1)*8" office:value-type="float" office:value="8.03125" calcext:value-type="float">
            <text:p>8</text:p>
          </table:table-cell>
          <table:table-cell table:formula="of:=DEC2BIN([.I2])" office:value-type="string" office:string-value="1000" calcext:value-type="string">
            <text:p>1000</text:p>
          </table:table-cell>
          <table:table-cell table:formula="of:=IF((LEN([.J2])&lt;4);REPT(0;4-LEN([.J2]))&amp;[.J2];[.J2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0.140625" calcext:value-type="float">
            <text:p>0,140625</text:p>
          </table:table-cell>
          <table:table-cell table:formula="of:=([.A3]+0.5)*15" office:value-type="float" office:value="9.609375" calcext:value-type="float">
            <text:p>10</text:p>
          </table:table-cell>
          <table:table-cell table:formula="of:=DEC2BIN([.B3])" office:value-type="string" office:string-value="1001" calcext:value-type="string">
            <text:p>1001</text:p>
          </table:table-cell>
          <table:table-cell table:formula="of:=IF((LEN([.C3])&lt;4);REPT(0;4-LEN([.C3]))&amp;[.C3];[.C3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2890625" calcext:value-type="float">
            <text:p>0,2890625</text:p>
          </table:table-cell>
          <table:table-cell table:formula="of:=([.H3]+1)*8" office:value-type="float" office:value="10.3125" calcext:value-type="float">
            <text:p>10</text:p>
          </table:table-cell>
          <table:table-cell table:formula="of:=DEC2BIN([.I3])" office:value-type="string" office:string-value="1010" calcext:value-type="string">
            <text:p>1010</text:p>
          </table:table-cell>
          <table:table-cell table:formula="of:=IF((LEN([.J3])&lt;4);REPT(0;4-LEN([.J3]))&amp;[.J3];[.J3])" office:value-type="string" office:string-value="1010" calcext:value-type="string">
            <text:p>1010</text:p>
          </table:table-cell>
        </table:table-row>
        <table:table-row table:style-name="ro1">
          <table:table-cell table:style-name="ce1" office:value-type="float" office:value="0.0859375" calcext:value-type="float">
            <text:p>0,0859375</text:p>
          </table:table-cell>
          <table:table-cell table:formula="of:=([.A4]+0.5)*15" office:value-type="float" office:value="8.7890625" calcext:value-type="float">
            <text:p>9</text:p>
          </table:table-cell>
          <table:table-cell table:formula="of:=DEC2BIN([.B4])" office:value-type="string" office:string-value="1000" calcext:value-type="string">
            <text:p>1000</text:p>
          </table:table-cell>
          <table:table-cell table:formula="of:=IF((LEN([.C4])&lt;4);REPT(0;4-LEN([.C4]))&amp;[.C4];[.C4])" office:value-type="string" office:string-value="1000" calcext:value-type="string">
            <text:p>1000</text:p>
          </table:table-cell>
          <table:table-cell table:number-columns-repeated="3"/>
          <table:table-cell table:style-name="ce1" office:value-type="float" office:value="0.33203125" calcext:value-type="float">
            <text:p>0,33203125</text:p>
          </table:table-cell>
          <table:table-cell table:formula="of:=([.H4]+1)*8" office:value-type="float" office:value="10.65625" calcext:value-type="float">
            <text:p>11</text:p>
          </table:table-cell>
          <table:table-cell table:formula="of:=DEC2BIN([.I4])" office:value-type="string" office:string-value="1010" calcext:value-type="string">
            <text:p>1010</text:p>
          </table:table-cell>
          <table:table-cell table:formula="of:=IF((LEN([.J4])&lt;4);REPT(0;4-LEN([.J4]))&amp;[.J4];[.J4])" office:value-type="string" office:string-value="1010" calcext:value-type="string">
            <text:p>1010</text:p>
          </table:table-cell>
        </table:table-row>
        <table:table-row table:style-name="ro1">
          <table:table-cell table:style-name="ce1" office:value-type="float" office:value="-0.5078125" calcext:value-type="float">
            <text:p>-0,5078125</text:p>
          </table:table-cell>
          <table:table-cell table:formula="of:=([.A5]+0.5)*15" office:value-type="float" office:value="-0.1171875" calcext:value-type="float">
            <text:p>0</text:p>
          </table:table-cell>
          <table:table-cell table:formula="of:=DEC2BIN([.B5])" office:value-type="string" office:string-value="0" calcext:value-type="string">
            <text:p>0</text:p>
          </table:table-cell>
          <table:table-cell table:formula="of:=IF((LEN([.C5])&lt;4);REPT(0;4-LEN([.C5]))&amp;[.C5];[.C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4140625" calcext:value-type="float">
            <text:p>-0,94140625</text:p>
          </table:table-cell>
          <table:table-cell table:formula="of:=([.H5]+1)*8" office:value-type="float" office:value="0.46875" calcext:value-type="float">
            <text:p>0</text:p>
          </table:table-cell>
          <table:table-cell table:formula="of:=DEC2BIN([.I5])" office:value-type="string" office:string-value="0" calcext:value-type="string">
            <text:p>0</text:p>
          </table:table-cell>
          <table:table-cell table:formula="of:=IF((LEN([.J5])&lt;4);REPT(0;4-LEN([.J5]))&amp;[.J5];[.J5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.30078125" calcext:value-type="float">
            <text:p>0,30078125</text:p>
          </table:table-cell>
          <table:table-cell table:formula="of:=([.A6]+0.5)*15" office:value-type="float" office:value="12.01171875" calcext:value-type="float">
            <text:p>12</text:p>
          </table:table-cell>
          <table:table-cell table:formula="of:=DEC2BIN([.B6])" office:value-type="string" office:string-value="1100" calcext:value-type="string">
            <text:p>1100</text:p>
          </table:table-cell>
          <table:table-cell table:formula="of:=IF((LEN([.C6])&lt;4);REPT(0;4-LEN([.C6]))&amp;[.C6];[.C6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8984375" calcext:value-type="float">
            <text:p>-0,08984375</text:p>
          </table:table-cell>
          <table:table-cell table:formula="of:=([.H6]+1)*8" office:value-type="float" office:value="7.28125" calcext:value-type="float">
            <text:p>7</text:p>
          </table:table-cell>
          <table:table-cell table:formula="of:=DEC2BIN([.I6])" office:value-type="string" office:string-value="111" calcext:value-type="string">
            <text:p>111</text:p>
          </table:table-cell>
          <table:table-cell table:formula="of:=IF((LEN([.J6])&lt;4);REPT(0;4-LEN([.J6]))&amp;[.J6];[.J6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29296875" calcext:value-type="float">
            <text:p>0,29296875</text:p>
          </table:table-cell>
          <table:table-cell table:formula="of:=([.A7]+0.5)*15" office:value-type="float" office:value="11.89453125" calcext:value-type="float">
            <text:p>12</text:p>
          </table:table-cell>
          <table:table-cell table:formula="of:=DEC2BIN([.B7])" office:value-type="string" office:string-value="1011" calcext:value-type="string">
            <text:p>1011</text:p>
          </table:table-cell>
          <table:table-cell table:formula="of:=IF((LEN([.C7])&lt;4);REPT(0;4-LEN([.C7]))&amp;[.C7];[.C7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4296875" calcext:value-type="float">
            <text:p>0,4296875</text:p>
          </table:table-cell>
          <table:table-cell table:formula="of:=([.H7]+1)*8" office:value-type="float" office:value="11.4375" calcext:value-type="float">
            <text:p>11</text:p>
          </table:table-cell>
          <table:table-cell table:formula="of:=DEC2BIN([.I7])" office:value-type="string" office:string-value="1011" calcext:value-type="string">
            <text:p>1011</text:p>
          </table:table-cell>
          <table:table-cell table:formula="of:=IF((LEN([.J7])&lt;4);REPT(0;4-LEN([.J7]))&amp;[.J7];[.J7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-0.4765625" calcext:value-type="float">
            <text:p>-0,4765625</text:p>
          </table:table-cell>
          <table:table-cell table:formula="of:=([.A8]+0.5)*15" office:value-type="float" office:value="0.3515625" calcext:value-type="float">
            <text:p>0</text:p>
          </table:table-cell>
          <table:table-cell table:formula="of:=DEC2BIN([.B8])" office:value-type="string" office:string-value="0" calcext:value-type="string">
            <text:p>0</text:p>
          </table:table-cell>
          <table:table-cell table:formula="of:=IF((LEN([.C8])&lt;4);REPT(0;4-LEN([.C8]))&amp;[.C8];[.C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1953125" calcext:value-type="float">
            <text:p>0,01953125</text:p>
          </table:table-cell>
          <table:table-cell table:formula="of:=([.H8]+1)*8" office:value-type="float" office:value="8.15625" calcext:value-type="float">
            <text:p>8</text:p>
          </table:table-cell>
          <table:table-cell table:formula="of:=DEC2BIN([.I8])" office:value-type="string" office:string-value="1000" calcext:value-type="string">
            <text:p>1000</text:p>
          </table:table-cell>
          <table:table-cell table:formula="of:=IF((LEN([.J8])&lt;4);REPT(0;4-LEN([.J8]))&amp;[.J8];[.J8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171875" calcext:value-type="float">
            <text:p>-0,171875</text:p>
          </table:table-cell>
          <table:table-cell table:formula="of:=([.A9]+0.5)*15" office:value-type="float" office:value="4.921875" calcext:value-type="float">
            <text:p>5</text:p>
          </table:table-cell>
          <table:table-cell table:formula="of:=DEC2BIN([.B9])" office:value-type="string" office:string-value="100" calcext:value-type="string">
            <text:p>100</text:p>
          </table:table-cell>
          <table:table-cell table:formula="of:=IF((LEN([.C9])&lt;4);REPT(0;4-LEN([.C9]))&amp;[.C9];[.C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7578125" calcext:value-type="float">
            <text:p>-0,17578125</text:p>
          </table:table-cell>
          <table:table-cell table:formula="of:=([.H9]+1)*8" office:value-type="float" office:value="6.59375" calcext:value-type="float">
            <text:p>7</text:p>
          </table:table-cell>
          <table:table-cell table:formula="of:=DEC2BIN([.I9])" office:value-type="string" office:string-value="110" calcext:value-type="string">
            <text:p>110</text:p>
          </table:table-cell>
          <table:table-cell table:formula="of:=IF((LEN([.J9])&lt;4);REPT(0;4-LEN([.J9]))&amp;[.J9];[.J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10]+0.5)*15" office:value-type="float" office:value="13.59375" calcext:value-type="float">
            <text:p>14</text:p>
          </table:table-cell>
          <table:table-cell table:formula="of:=DEC2BIN([.B10])" office:value-type="string" office:string-value="1101" calcext:value-type="string">
            <text:p>1101</text:p>
          </table:table-cell>
          <table:table-cell table:formula="of:=IF((LEN([.C10])&lt;4);REPT(0;4-LEN([.C10]))&amp;[.C10];[.C1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6640625" calcext:value-type="float">
            <text:p>-0,06640625</text:p>
          </table:table-cell>
          <table:table-cell table:formula="of:=([.H10]+1)*8" office:value-type="float" office:value="7.46875" calcext:value-type="float">
            <text:p>7</text:p>
          </table:table-cell>
          <table:table-cell table:formula="of:=DEC2BIN([.I10])" office:value-type="string" office:string-value="111" calcext:value-type="string">
            <text:p>111</text:p>
          </table:table-cell>
          <table:table-cell table:formula="of:=IF((LEN([.J10])&lt;4);REPT(0;4-LEN([.J10]))&amp;[.J10];[.J1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11]+0.5)*15" office:value-type="float" office:value="13.59375" calcext:value-type="float">
            <text:p>14</text:p>
          </table:table-cell>
          <table:table-cell table:formula="of:=DEC2BIN([.B11])" office:value-type="string" office:string-value="1101" calcext:value-type="string">
            <text:p>1101</text:p>
          </table:table-cell>
          <table:table-cell table:formula="of:=IF((LEN([.C11])&lt;4);REPT(0;4-LEN([.C11]))&amp;[.C11];[.C1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875" calcext:value-type="float">
            <text:p>0,6875</text:p>
          </table:table-cell>
          <table:table-cell table:formula="of:=([.H11]+1)*8" office:value-type="float" office:value="13.5" calcext:value-type="float">
            <text:p>14</text:p>
          </table:table-cell>
          <table:table-cell table:formula="of:=DEC2BIN([.I11])" office:value-type="string" office:string-value="1101" calcext:value-type="string">
            <text:p>1101</text:p>
          </table:table-cell>
          <table:table-cell table:formula="of:=IF((LEN([.J11])&lt;4);REPT(0;4-LEN([.J11]))&amp;[.J11];[.J1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12]+0.5)*15" office:value-type="float" office:value="5.33203125" calcext:value-type="float">
            <text:p>5</text:p>
          </table:table-cell>
          <table:table-cell table:formula="of:=DEC2BIN([.B12])" office:value-type="string" office:string-value="101" calcext:value-type="string">
            <text:p>101</text:p>
          </table:table-cell>
          <table:table-cell table:formula="of:=IF((LEN([.C12])&lt;4);REPT(0;4-LEN([.C12]))&amp;[.C12];[.C1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H12]+1)*8" office:value-type="float" office:value="9.25" calcext:value-type="float">
            <text:p>9</text:p>
          </table:table-cell>
          <table:table-cell table:formula="of:=DEC2BIN([.I12])" office:value-type="string" office:string-value="1001" calcext:value-type="string">
            <text:p>1001</text:p>
          </table:table-cell>
          <table:table-cell table:formula="of:=IF((LEN([.J12])&lt;4);REPT(0;4-LEN([.J12]))&amp;[.J12];[.J1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921875" calcext:value-type="float">
            <text:p>-0,4921875</text:p>
          </table:table-cell>
          <table:table-cell table:formula="of:=([.A13]+0.5)*15" office:value-type="float" office:value="0.1171875" calcext:value-type="float">
            <text:p>0</text:p>
          </table:table-cell>
          <table:table-cell table:formula="of:=DEC2BIN([.B13])" office:value-type="string" office:string-value="0" calcext:value-type="string">
            <text:p>0</text:p>
          </table:table-cell>
          <table:table-cell table:formula="of:=IF((LEN([.C13])&lt;4);REPT(0;4-LEN([.C13]))&amp;[.C13];[.C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13]+1)*8" office:value-type="float" office:value="0.21875" calcext:value-type="float">
            <text:p>0</text:p>
          </table:table-cell>
          <table:table-cell table:formula="of:=DEC2BIN([.I13])" office:value-type="string" office:string-value="0" calcext:value-type="string">
            <text:p>0</text:p>
          </table:table-cell>
          <table:table-cell table:formula="of:=IF((LEN([.J13])&lt;4);REPT(0;4-LEN([.J13]))&amp;[.J13];[.J1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14]+0.5)*15" office:value-type="float" office:value="7.5" calcext:value-type="float">
            <text:p>8</text:p>
          </table:table-cell>
          <table:table-cell table:formula="of:=DEC2BIN([.B14])" office:value-type="string" office:string-value="111" calcext:value-type="string">
            <text:p>111</text:p>
          </table:table-cell>
          <table:table-cell table:formula="of:=IF((LEN([.C14])&lt;4);REPT(0;4-LEN([.C14]))&amp;[.C14];[.C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H14]+1)*8" office:value-type="float" office:value="6.65625" calcext:value-type="float">
            <text:p>7</text:p>
          </table:table-cell>
          <table:table-cell table:formula="of:=DEC2BIN([.I14])" office:value-type="string" office:string-value="110" calcext:value-type="string">
            <text:p>110</text:p>
          </table:table-cell>
          <table:table-cell table:formula="of:=IF((LEN([.J14])&lt;4);REPT(0;4-LEN([.J14]))&amp;[.J14];[.J1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15]+0.5)*15" office:value-type="float" office:value="14.58984375" calcext:value-type="float">
            <text:p>15</text:p>
          </table:table-cell>
          <table:table-cell table:formula="of:=DEC2BIN([.B15])" office:value-type="string" office:string-value="1110" calcext:value-type="string">
            <text:p>1110</text:p>
          </table:table-cell>
          <table:table-cell table:formula="of:=IF((LEN([.C15])&lt;4);REPT(0;4-LEN([.C15]))&amp;[.C15];[.C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H15]+1)*8" office:value-type="float" office:value="15" calcext:value-type="float">
            <text:p>15</text:p>
          </table:table-cell>
          <table:table-cell table:formula="of:=DEC2BIN([.I15])" office:value-type="string" office:string-value="1111" calcext:value-type="string">
            <text:p>1111</text:p>
          </table:table-cell>
          <table:table-cell table:formula="of:=IF((LEN([.J15])&lt;4);REPT(0;4-LEN([.J15]))&amp;[.J15];[.J1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28515625" calcext:value-type="float">
            <text:p>-0,28515625</text:p>
          </table:table-cell>
          <table:table-cell table:formula="of:=([.A16]+0.5)*15" office:value-type="float" office:value="3.22265625" calcext:value-type="float">
            <text:p>3</text:p>
          </table:table-cell>
          <table:table-cell table:formula="of:=DEC2BIN([.B16])" office:value-type="string" office:string-value="11" calcext:value-type="string">
            <text:p>11</text:p>
          </table:table-cell>
          <table:table-cell table:formula="of:=IF((LEN([.C16])&lt;4);REPT(0;4-LEN([.C16]))&amp;[.C16];[.C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16]+1)*8" office:value-type="float" office:value="8.96875" calcext:value-type="float">
            <text:p>9</text:p>
          </table:table-cell>
          <table:table-cell table:formula="of:=DEC2BIN([.I16])" office:value-type="string" office:string-value="1000" calcext:value-type="string">
            <text:p>1000</text:p>
          </table:table-cell>
          <table:table-cell table:formula="of:=IF((LEN([.J16])&lt;4);REPT(0;4-LEN([.J16]))&amp;[.J16];[.J1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17]+0.5)*15" office:value-type="float" office:value="2.98828125" calcext:value-type="float">
            <text:p>3</text:p>
          </table:table-cell>
          <table:table-cell table:formula="of:=DEC2BIN([.B17])" office:value-type="string" office:string-value="10" calcext:value-type="string">
            <text:p>10</text:p>
          </table:table-cell>
          <table:table-cell table:formula="of:=IF((LEN([.C17])&lt;4);REPT(0;4-LEN([.C17]))&amp;[.C17];[.C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17]+1)*8" office:value-type="float" office:value="4.40625" calcext:value-type="float">
            <text:p>4</text:p>
          </table:table-cell>
          <table:table-cell table:formula="of:=DEC2BIN([.I17])" office:value-type="string" office:string-value="100" calcext:value-type="string">
            <text:p>100</text:p>
          </table:table-cell>
          <table:table-cell table:formula="of:=IF((LEN([.J17])&lt;4);REPT(0;4-LEN([.J17]))&amp;[.J17];[.J1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18]+0.5)*15" office:value-type="float" office:value="14.765625" calcext:value-type="float">
            <text:p>15</text:p>
          </table:table-cell>
          <table:table-cell table:formula="of:=DEC2BIN([.B18])" office:value-type="string" office:string-value="1110" calcext:value-type="string">
            <text:p>1110</text:p>
          </table:table-cell>
          <table:table-cell table:formula="of:=IF((LEN([.C18])&lt;4);REPT(0;4-LEN([.C18]))&amp;[.C18];[.C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078125" calcext:value-type="float">
            <text:p>-0,0078125</text:p>
          </table:table-cell>
          <table:table-cell table:formula="of:=([.H18]+1)*8" office:value-type="float" office:value="7.9375" calcext:value-type="float">
            <text:p>8</text:p>
          </table:table-cell>
          <table:table-cell table:formula="of:=DEC2BIN([.I18])" office:value-type="string" office:string-value="111" calcext:value-type="string">
            <text:p>111</text:p>
          </table:table-cell>
          <table:table-cell table:formula="of:=IF((LEN([.J18])&lt;4);REPT(0;4-LEN([.J18]))&amp;[.J18];[.J1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16796875" calcext:value-type="float">
            <text:p>0,16796875</text:p>
          </table:table-cell>
          <table:table-cell table:formula="of:=([.A19]+0.5)*15" office:value-type="float" office:value="10.01953125" calcext:value-type="float">
            <text:p>10</text:p>
          </table:table-cell>
          <table:table-cell table:formula="of:=DEC2BIN([.B19])" office:value-type="string" office:string-value="1010" calcext:value-type="string">
            <text:p>1010</text:p>
          </table:table-cell>
          <table:table-cell table:formula="of:=IF((LEN([.C19])&lt;4);REPT(0;4-LEN([.C19]))&amp;[.C19];[.C1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71875" calcext:value-type="float">
            <text:p>0,171875</text:p>
          </table:table-cell>
          <table:table-cell table:formula="of:=([.H19]+1)*8" office:value-type="float" office:value="9.375" calcext:value-type="float">
            <text:p>9</text:p>
          </table:table-cell>
          <table:table-cell table:formula="of:=DEC2BIN([.I19])" office:value-type="string" office:string-value="1001" calcext:value-type="string">
            <text:p>1001</text:p>
          </table:table-cell>
          <table:table-cell table:formula="of:=IF((LEN([.J19])&lt;4);REPT(0;4-LEN([.J19]))&amp;[.J19];[.J19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234375" calcext:value-type="float">
            <text:p>-0,40234375</text:p>
          </table:table-cell>
          <table:table-cell table:formula="of:=([.A20]+0.5)*15" office:value-type="float" office:value="1.46484375" calcext:value-type="float">
            <text:p>1</text:p>
          </table:table-cell>
          <table:table-cell table:formula="of:=DEC2BIN([.B20])" office:value-type="string" office:string-value="1" calcext:value-type="string">
            <text:p>1</text:p>
          </table:table-cell>
          <table:table-cell table:formula="of:=IF((LEN([.C20])&lt;4);REPT(0;4-LEN([.C20]))&amp;[.C20];[.C2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03125" calcext:value-type="float">
            <text:p>0,0703125</text:p>
          </table:table-cell>
          <table:table-cell table:formula="of:=([.H20]+1)*8" office:value-type="float" office:value="8.5625" calcext:value-type="float">
            <text:p>9</text:p>
          </table:table-cell>
          <table:table-cell table:formula="of:=DEC2BIN([.I20])" office:value-type="string" office:string-value="1000" calcext:value-type="string">
            <text:p>1000</text:p>
          </table:table-cell>
          <table:table-cell table:formula="of:=IF((LEN([.J20])&lt;4);REPT(0;4-LEN([.J20]))&amp;[.J20];[.J20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21]+0.5)*15" office:value-type="float" office:value="1.40625" calcext:value-type="float">
            <text:p>1</text:p>
          </table:table-cell>
          <table:table-cell table:formula="of:=DEC2BIN([.B21])" office:value-type="string" office:string-value="1" calcext:value-type="string">
            <text:p>1</text:p>
          </table:table-cell>
          <table:table-cell table:formula="of:=IF((LEN([.C21])&lt;4);REPT(0;4-LEN([.C21]))&amp;[.C21];[.C2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140625" calcext:value-type="float">
            <text:p>-0,69140625</text:p>
          </table:table-cell>
          <table:table-cell table:formula="of:=([.H21]+1)*8" office:value-type="float" office:value="2.46875" calcext:value-type="float">
            <text:p>2</text:p>
          </table:table-cell>
          <table:table-cell table:formula="of:=DEC2BIN([.I21])" office:value-type="string" office:string-value="10" calcext:value-type="string">
            <text:p>10</text:p>
          </table:table-cell>
          <table:table-cell table:formula="of:=IF((LEN([.J21])&lt;4);REPT(0;4-LEN([.J21]))&amp;[.J21];[.J2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0.14453125" calcext:value-type="float">
            <text:p>0,14453125</text:p>
          </table:table-cell>
          <table:table-cell table:formula="of:=([.A22]+0.5)*15" office:value-type="float" office:value="9.66796875" calcext:value-type="float">
            <text:p>10</text:p>
          </table:table-cell>
          <table:table-cell table:formula="of:=DEC2BIN([.B22])" office:value-type="string" office:string-value="1001" calcext:value-type="string">
            <text:p>1001</text:p>
          </table:table-cell>
          <table:table-cell table:formula="of:=IF((LEN([.C22])&lt;4);REPT(0;4-LEN([.C22]))&amp;[.C22];[.C2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H22]+1)*8" office:value-type="float" office:value="6.75" calcext:value-type="float">
            <text:p>7</text:p>
          </table:table-cell>
          <table:table-cell table:formula="of:=DEC2BIN([.I22])" office:value-type="string" office:string-value="110" calcext:value-type="string">
            <text:p>110</text:p>
          </table:table-cell>
          <table:table-cell table:formula="of:=IF((LEN([.J22])&lt;4);REPT(0;4-LEN([.J22]))&amp;[.J22];[.J22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921875" calcext:value-type="float">
            <text:p>0,4921875</text:p>
          </table:table-cell>
          <table:table-cell table:formula="of:=([.A23]+0.5)*15" office:value-type="float" office:value="14.8828125" calcext:value-type="float">
            <text:p>15</text:p>
          </table:table-cell>
          <table:table-cell table:formula="of:=DEC2BIN([.B23])" office:value-type="string" office:string-value="1110" calcext:value-type="string">
            <text:p>1110</text:p>
          </table:table-cell>
          <table:table-cell table:formula="of:=IF((LEN([.C23])&lt;4);REPT(0;4-LEN([.C23]))&amp;[.C23];[.C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H23]+1)*8" office:value-type="float" office:value="15.78125" calcext:value-type="float">
            <text:p>16</text:p>
          </table:table-cell>
          <table:table-cell table:formula="of:=DEC2BIN([.I23])" office:value-type="string" office:string-value="1111" calcext:value-type="string">
            <text:p>1111</text:p>
          </table:table-cell>
          <table:table-cell table:formula="of:=IF((LEN([.J23])&lt;4);REPT(0;4-LEN([.J23]))&amp;[.J23];[.J23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24]+0.5)*15" office:value-type="float" office:value="7.5" calcext:value-type="float">
            <text:p>8</text:p>
          </table:table-cell>
          <table:table-cell table:formula="of:=DEC2BIN([.B24])" office:value-type="string" office:string-value="111" calcext:value-type="string">
            <text:p>111</text:p>
          </table:table-cell>
          <table:table-cell table:formula="of:=IF((LEN([.C24])&lt;4);REPT(0;4-LEN([.C24]))&amp;[.C24];[.C2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H24]+1)*8" office:value-type="float" office:value="9.34375" calcext:value-type="float">
            <text:p>9</text:p>
          </table:table-cell>
          <table:table-cell table:formula="of:=DEC2BIN([.I24])" office:value-type="string" office:string-value="1001" calcext:value-type="string">
            <text:p>1001</text:p>
          </table:table-cell>
          <table:table-cell table:formula="of:=IF((LEN([.J24])&lt;4);REPT(0;4-LEN([.J24]))&amp;[.J24];[.J24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7265625" calcext:value-type="float">
            <text:p>-0,47265625</text:p>
          </table:table-cell>
          <table:table-cell table:formula="of:=([.A25]+0.5)*15" office:value-type="float" office:value="0.41015625" calcext:value-type="float">
            <text:p>0</text:p>
          </table:table-cell>
          <table:table-cell table:formula="of:=DEC2BIN([.B25])" office:value-type="string" office:string-value="0" calcext:value-type="string">
            <text:p>0</text:p>
          </table:table-cell>
          <table:table-cell table:formula="of:=IF((LEN([.C25])&lt;4);REPT(0;4-LEN([.C25]))&amp;[.C25];[.C2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H25]+1)*8" office:value-type="float" office:value="1" calcext:value-type="float">
            <text:p>1</text:p>
          </table:table-cell>
          <table:table-cell table:formula="of:=DEC2BIN([.I25])" office:value-type="string" office:string-value="1" calcext:value-type="string">
            <text:p>1</text:p>
          </table:table-cell>
          <table:table-cell table:formula="of:=IF((LEN([.J25])&lt;4);REPT(0;4-LEN([.J25]))&amp;[.J25];[.J25])" office:value-type="string" office:string-value="0001" calcext:value-type="string">
            <text:p>0001</text:p>
          </table:table-cell>
        </table:table-row>
        <table:table-row table:style-name="ro1">
          <table:table-cell table:style-name="ce1" office:value-type="float" office:value="0.28515625" calcext:value-type="float">
            <text:p>0,28515625</text:p>
          </table:table-cell>
          <table:table-cell table:formula="of:=([.A26]+0.5)*15" office:value-type="float" office:value="11.77734375" calcext:value-type="float">
            <text:p>12</text:p>
          </table:table-cell>
          <table:table-cell table:formula="of:=DEC2BIN([.B26])" office:value-type="string" office:string-value="1011" calcext:value-type="string">
            <text:p>1011</text:p>
          </table:table-cell>
          <table:table-cell table:formula="of:=IF((LEN([.C26])&lt;4);REPT(0;4-LEN([.C26]))&amp;[.C26];[.C2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H26]+1)*8" office:value-type="float" office:value="7.03125" calcext:value-type="float">
            <text:p>7</text:p>
          </table:table-cell>
          <table:table-cell table:formula="of:=DEC2BIN([.I26])" office:value-type="string" office:string-value="111" calcext:value-type="string">
            <text:p>111</text:p>
          </table:table-cell>
          <table:table-cell table:formula="of:=IF((LEN([.J26])&lt;4);REPT(0;4-LEN([.J26]))&amp;[.J26];[.J26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30078125" calcext:value-type="float">
            <text:p>0,30078125</text:p>
          </table:table-cell>
          <table:table-cell table:formula="of:=([.A27]+0.5)*15" office:value-type="float" office:value="12.01171875" calcext:value-type="float">
            <text:p>12</text:p>
          </table:table-cell>
          <table:table-cell table:formula="of:=DEC2BIN([.B27])" office:value-type="string" office:string-value="1100" calcext:value-type="string">
            <text:p>1100</text:p>
          </table:table-cell>
          <table:table-cell table:formula="of:=IF((LEN([.C27])&lt;4);REPT(0;4-LEN([.C27]))&amp;[.C27];[.C2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44921875" calcext:value-type="float">
            <text:p>0,44921875</text:p>
          </table:table-cell>
          <table:table-cell table:formula="of:=([.H27]+1)*8" office:value-type="float" office:value="11.59375" calcext:value-type="float">
            <text:p>12</text:p>
          </table:table-cell>
          <table:table-cell table:formula="of:=DEC2BIN([.I27])" office:value-type="string" office:string-value="1011" calcext:value-type="string">
            <text:p>1011</text:p>
          </table:table-cell>
          <table:table-cell table:formula="of:=IF((LEN([.J27])&lt;4);REPT(0;4-LEN([.J27]))&amp;[.J27];[.J27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28]+0.5)*15" office:value-type="float" office:value="0.234375" calcext:value-type="float">
            <text:p>0</text:p>
          </table:table-cell>
          <table:table-cell table:formula="of:=DEC2BIN([.B28])" office:value-type="string" office:string-value="0" calcext:value-type="string">
            <text:p>0</text:p>
          </table:table-cell>
          <table:table-cell table:formula="of:=IF((LEN([.C28])&lt;4);REPT(0;4-LEN([.C28]))&amp;[.C28];[.C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078125" calcext:value-type="float">
            <text:p>0,0078125</text:p>
          </table:table-cell>
          <table:table-cell table:formula="of:=([.H28]+1)*8" office:value-type="float" office:value="8.0625" calcext:value-type="float">
            <text:p>8</text:p>
          </table:table-cell>
          <table:table-cell table:formula="of:=DEC2BIN([.I28])" office:value-type="string" office:string-value="1000" calcext:value-type="string">
            <text:p>1000</text:p>
          </table:table-cell>
          <table:table-cell table:formula="of:=IF((LEN([.J28])&lt;4);REPT(0;4-LEN([.J28]))&amp;[.J28];[.J28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16796875" calcext:value-type="float">
            <text:p>-0,16796875</text:p>
          </table:table-cell>
          <table:table-cell table:formula="of:=([.A29]+0.5)*15" office:value-type="float" office:value="4.98046875" calcext:value-type="float">
            <text:p>5</text:p>
          </table:table-cell>
          <table:table-cell table:formula="of:=DEC2BIN([.B29])" office:value-type="string" office:string-value="100" calcext:value-type="string">
            <text:p>100</text:p>
          </table:table-cell>
          <table:table-cell table:formula="of:=IF((LEN([.C29])&lt;4);REPT(0;4-LEN([.C29]))&amp;[.C29];[.C2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H29]+1)*8" office:value-type="float" office:value="6.625" calcext:value-type="float">
            <text:p>7</text:p>
          </table:table-cell>
          <table:table-cell table:formula="of:=DEC2BIN([.I29])" office:value-type="string" office:string-value="110" calcext:value-type="string">
            <text:p>110</text:p>
          </table:table-cell>
          <table:table-cell table:formula="of:=IF((LEN([.J29])&lt;4);REPT(0;4-LEN([.J29]))&amp;[.J29];[.J2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234375" calcext:value-type="float">
            <text:p>0,40234375</text:p>
          </table:table-cell>
          <table:table-cell table:formula="of:=([.A30]+0.5)*15" office:value-type="float" office:value="13.53515625" calcext:value-type="float">
            <text:p>14</text:p>
          </table:table-cell>
          <table:table-cell table:formula="of:=DEC2BIN([.B30])" office:value-type="string" office:string-value="1101" calcext:value-type="string">
            <text:p>1101</text:p>
          </table:table-cell>
          <table:table-cell table:formula="of:=IF((LEN([.C30])&lt;4);REPT(0;4-LEN([.C30]))&amp;[.C30];[.C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03125" calcext:value-type="float">
            <text:p>-0,0703125</text:p>
          </table:table-cell>
          <table:table-cell table:formula="of:=([.H30]+1)*8" office:value-type="float" office:value="7.4375" calcext:value-type="float">
            <text:p>7</text:p>
          </table:table-cell>
          <table:table-cell table:formula="of:=DEC2BIN([.I30])" office:value-type="string" office:string-value="111" calcext:value-type="string">
            <text:p>111</text:p>
          </table:table-cell>
          <table:table-cell table:formula="of:=IF((LEN([.J30])&lt;4);REPT(0;4-LEN([.J30]))&amp;[.J30];[.J3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31]+0.5)*15" office:value-type="float" office:value="13.59375" calcext:value-type="float">
            <text:p>14</text:p>
          </table:table-cell>
          <table:table-cell table:formula="of:=DEC2BIN([.B31])" office:value-type="string" office:string-value="1101" calcext:value-type="string">
            <text:p>1101</text:p>
          </table:table-cell>
          <table:table-cell table:formula="of:=IF((LEN([.C31])&lt;4);REPT(0;4-LEN([.C31]))&amp;[.C31];[.C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140625" calcext:value-type="float">
            <text:p>0,69140625</text:p>
          </table:table-cell>
          <table:table-cell table:formula="of:=([.H31]+1)*8" office:value-type="float" office:value="13.53125" calcext:value-type="float">
            <text:p>14</text:p>
          </table:table-cell>
          <table:table-cell table:formula="of:=DEC2BIN([.I31])" office:value-type="string" office:string-value="1101" calcext:value-type="string">
            <text:p>1101</text:p>
          </table:table-cell>
          <table:table-cell table:formula="of:=IF((LEN([.J31])&lt;4);REPT(0;4-LEN([.J31]))&amp;[.J31];[.J3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32]+0.5)*15" office:value-type="float" office:value="5.33203125" calcext:value-type="float">
            <text:p>5</text:p>
          </table:table-cell>
          <table:table-cell table:formula="of:=DEC2BIN([.B32])" office:value-type="string" office:string-value="101" calcext:value-type="string">
            <text:p>101</text:p>
          </table:table-cell>
          <table:table-cell table:formula="of:=IF((LEN([.C32])&lt;4);REPT(0;4-LEN([.C32]))&amp;[.C32];[.C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H32]+1)*8" office:value-type="float" office:value="9.25" calcext:value-type="float">
            <text:p>9</text:p>
          </table:table-cell>
          <table:table-cell table:formula="of:=DEC2BIN([.I32])" office:value-type="string" office:string-value="1001" calcext:value-type="string">
            <text:p>1001</text:p>
          </table:table-cell>
          <table:table-cell table:formula="of:=IF((LEN([.J32])&lt;4);REPT(0;4-LEN([.J32]))&amp;[.J32];[.J3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921875" calcext:value-type="float">
            <text:p>-0,4921875</text:p>
          </table:table-cell>
          <table:table-cell table:formula="of:=([.A33]+0.5)*15" office:value-type="float" office:value="0.1171875" calcext:value-type="float">
            <text:p>0</text:p>
          </table:table-cell>
          <table:table-cell table:formula="of:=DEC2BIN([.B33])" office:value-type="string" office:string-value="0" calcext:value-type="string">
            <text:p>0</text:p>
          </table:table-cell>
          <table:table-cell table:formula="of:=IF((LEN([.C33])&lt;4);REPT(0;4-LEN([.C33]))&amp;[.C33];[.C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33]+1)*8" office:value-type="float" office:value="0.21875" calcext:value-type="float">
            <text:p>0</text:p>
          </table:table-cell>
          <table:table-cell table:formula="of:=DEC2BIN([.I33])" office:value-type="string" office:string-value="0" calcext:value-type="string">
            <text:p>0</text:p>
          </table:table-cell>
          <table:table-cell table:formula="of:=IF((LEN([.J33])&lt;4);REPT(0;4-LEN([.J33]))&amp;[.J33];[.J3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34]+0.5)*15" office:value-type="float" office:value="7.5" calcext:value-type="float">
            <text:p>8</text:p>
          </table:table-cell>
          <table:table-cell table:formula="of:=DEC2BIN([.B34])" office:value-type="string" office:string-value="111" calcext:value-type="string">
            <text:p>111</text:p>
          </table:table-cell>
          <table:table-cell table:formula="of:=IF((LEN([.C34])&lt;4);REPT(0;4-LEN([.C34]))&amp;[.C34];[.C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H34]+1)*8" office:value-type="float" office:value="6.65625" calcext:value-type="float">
            <text:p>7</text:p>
          </table:table-cell>
          <table:table-cell table:formula="of:=DEC2BIN([.I34])" office:value-type="string" office:string-value="110" calcext:value-type="string">
            <text:p>110</text:p>
          </table:table-cell>
          <table:table-cell table:formula="of:=IF((LEN([.J34])&lt;4);REPT(0;4-LEN([.J34]))&amp;[.J34];[.J3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35]+0.5)*15" office:value-type="float" office:value="14.58984375" calcext:value-type="float">
            <text:p>15</text:p>
          </table:table-cell>
          <table:table-cell table:formula="of:=DEC2BIN([.B35])" office:value-type="string" office:string-value="1110" calcext:value-type="string">
            <text:p>1110</text:p>
          </table:table-cell>
          <table:table-cell table:formula="of:=IF((LEN([.C35])&lt;4);REPT(0;4-LEN([.C35]))&amp;[.C35];[.C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H35]+1)*8" office:value-type="float" office:value="15" calcext:value-type="float">
            <text:p>15</text:p>
          </table:table-cell>
          <table:table-cell table:formula="of:=DEC2BIN([.I35])" office:value-type="string" office:string-value="1111" calcext:value-type="string">
            <text:p>1111</text:p>
          </table:table-cell>
          <table:table-cell table:formula="of:=IF((LEN([.J35])&lt;4);REPT(0;4-LEN([.J35]))&amp;[.J35];[.J3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28515625" calcext:value-type="float">
            <text:p>-0,28515625</text:p>
          </table:table-cell>
          <table:table-cell table:formula="of:=([.A36]+0.5)*15" office:value-type="float" office:value="3.22265625" calcext:value-type="float">
            <text:p>3</text:p>
          </table:table-cell>
          <table:table-cell table:formula="of:=DEC2BIN([.B36])" office:value-type="string" office:string-value="11" calcext:value-type="string">
            <text:p>11</text:p>
          </table:table-cell>
          <table:table-cell table:formula="of:=IF((LEN([.C36])&lt;4);REPT(0;4-LEN([.C36]))&amp;[.C36];[.C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36]+1)*8" office:value-type="float" office:value="8.96875" calcext:value-type="float">
            <text:p>9</text:p>
          </table:table-cell>
          <table:table-cell table:formula="of:=DEC2BIN([.I36])" office:value-type="string" office:string-value="1000" calcext:value-type="string">
            <text:p>1000</text:p>
          </table:table-cell>
          <table:table-cell table:formula="of:=IF((LEN([.J36])&lt;4);REPT(0;4-LEN([.J36]))&amp;[.J36];[.J3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37]+0.5)*15" office:value-type="float" office:value="2.98828125" calcext:value-type="float">
            <text:p>3</text:p>
          </table:table-cell>
          <table:table-cell table:formula="of:=DEC2BIN([.B37])" office:value-type="string" office:string-value="10" calcext:value-type="string">
            <text:p>10</text:p>
          </table:table-cell>
          <table:table-cell table:formula="of:=IF((LEN([.C37])&lt;4);REPT(0;4-LEN([.C37]))&amp;[.C37];[.C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37]+1)*8" office:value-type="float" office:value="4.40625" calcext:value-type="float">
            <text:p>4</text:p>
          </table:table-cell>
          <table:table-cell table:formula="of:=DEC2BIN([.I37])" office:value-type="string" office:string-value="100" calcext:value-type="string">
            <text:p>100</text:p>
          </table:table-cell>
          <table:table-cell table:formula="of:=IF((LEN([.J37])&lt;4);REPT(0;4-LEN([.J37]))&amp;[.J37];[.J3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38]+0.5)*15" office:value-type="float" office:value="14.765625" calcext:value-type="float">
            <text:p>15</text:p>
          </table:table-cell>
          <table:table-cell table:formula="of:=DEC2BIN([.B38])" office:value-type="string" office:string-value="1110" calcext:value-type="string">
            <text:p>1110</text:p>
          </table:table-cell>
          <table:table-cell table:formula="of:=IF((LEN([.C38])&lt;4);REPT(0;4-LEN([.C38]))&amp;[.C38];[.C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078125" calcext:value-type="float">
            <text:p>-0,0078125</text:p>
          </table:table-cell>
          <table:table-cell table:formula="of:=([.H38]+1)*8" office:value-type="float" office:value="7.9375" calcext:value-type="float">
            <text:p>8</text:p>
          </table:table-cell>
          <table:table-cell table:formula="of:=DEC2BIN([.I38])" office:value-type="string" office:string-value="111" calcext:value-type="string">
            <text:p>111</text:p>
          </table:table-cell>
          <table:table-cell table:formula="of:=IF((LEN([.J38])&lt;4);REPT(0;4-LEN([.J38]))&amp;[.J38];[.J3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16796875" calcext:value-type="float">
            <text:p>0,16796875</text:p>
          </table:table-cell>
          <table:table-cell table:formula="of:=([.A39]+0.5)*15" office:value-type="float" office:value="10.01953125" calcext:value-type="float">
            <text:p>10</text:p>
          </table:table-cell>
          <table:table-cell table:formula="of:=DEC2BIN([.B39])" office:value-type="string" office:string-value="1010" calcext:value-type="string">
            <text:p>1010</text:p>
          </table:table-cell>
          <table:table-cell table:formula="of:=IF((LEN([.C39])&lt;4);REPT(0;4-LEN([.C39]))&amp;[.C39];[.C3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71875" calcext:value-type="float">
            <text:p>0,171875</text:p>
          </table:table-cell>
          <table:table-cell table:formula="of:=([.H39]+1)*8" office:value-type="float" office:value="9.375" calcext:value-type="float">
            <text:p>9</text:p>
          </table:table-cell>
          <table:table-cell table:formula="of:=DEC2BIN([.I39])" office:value-type="string" office:string-value="1001" calcext:value-type="string">
            <text:p>1001</text:p>
          </table:table-cell>
          <table:table-cell table:formula="of:=IF((LEN([.J39])&lt;4);REPT(0;4-LEN([.J39]))&amp;[.J39];[.J39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234375" calcext:value-type="float">
            <text:p>-0,40234375</text:p>
          </table:table-cell>
          <table:table-cell table:formula="of:=([.A40]+0.5)*15" office:value-type="float" office:value="1.46484375" calcext:value-type="float">
            <text:p>1</text:p>
          </table:table-cell>
          <table:table-cell table:formula="of:=DEC2BIN([.B40])" office:value-type="string" office:string-value="1" calcext:value-type="string">
            <text:p>1</text:p>
          </table:table-cell>
          <table:table-cell table:formula="of:=IF((LEN([.C40])&lt;4);REPT(0;4-LEN([.C40]))&amp;[.C40];[.C4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03125" calcext:value-type="float">
            <text:p>0,0703125</text:p>
          </table:table-cell>
          <table:table-cell table:formula="of:=([.H40]+1)*8" office:value-type="float" office:value="8.5625" calcext:value-type="float">
            <text:p>9</text:p>
          </table:table-cell>
          <table:table-cell table:formula="of:=DEC2BIN([.I40])" office:value-type="string" office:string-value="1000" calcext:value-type="string">
            <text:p>1000</text:p>
          </table:table-cell>
          <table:table-cell table:formula="of:=IF((LEN([.J40])&lt;4);REPT(0;4-LEN([.J40]))&amp;[.J40];[.J40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41]+0.5)*15" office:value-type="float" office:value="1.40625" calcext:value-type="float">
            <text:p>1</text:p>
          </table:table-cell>
          <table:table-cell table:formula="of:=DEC2BIN([.B41])" office:value-type="string" office:string-value="1" calcext:value-type="string">
            <text:p>1</text:p>
          </table:table-cell>
          <table:table-cell table:formula="of:=IF((LEN([.C41])&lt;4);REPT(0;4-LEN([.C41]))&amp;[.C41];[.C4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140625" calcext:value-type="float">
            <text:p>-0,69140625</text:p>
          </table:table-cell>
          <table:table-cell table:formula="of:=([.H41]+1)*8" office:value-type="float" office:value="2.46875" calcext:value-type="float">
            <text:p>2</text:p>
          </table:table-cell>
          <table:table-cell table:formula="of:=DEC2BIN([.I41])" office:value-type="string" office:string-value="10" calcext:value-type="string">
            <text:p>10</text:p>
          </table:table-cell>
          <table:table-cell table:formula="of:=IF((LEN([.J41])&lt;4);REPT(0;4-LEN([.J41]))&amp;[.J41];[.J4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0.14453125" calcext:value-type="float">
            <text:p>0,14453125</text:p>
          </table:table-cell>
          <table:table-cell table:formula="of:=([.A42]+0.5)*15" office:value-type="float" office:value="9.66796875" calcext:value-type="float">
            <text:p>10</text:p>
          </table:table-cell>
          <table:table-cell table:formula="of:=DEC2BIN([.B42])" office:value-type="string" office:string-value="1001" calcext:value-type="string">
            <text:p>1001</text:p>
          </table:table-cell>
          <table:table-cell table:formula="of:=IF((LEN([.C42])&lt;4);REPT(0;4-LEN([.C42]))&amp;[.C42];[.C4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H42]+1)*8" office:value-type="float" office:value="6.75" calcext:value-type="float">
            <text:p>7</text:p>
          </table:table-cell>
          <table:table-cell table:formula="of:=DEC2BIN([.I42])" office:value-type="string" office:string-value="110" calcext:value-type="string">
            <text:p>110</text:p>
          </table:table-cell>
          <table:table-cell table:formula="of:=IF((LEN([.J42])&lt;4);REPT(0;4-LEN([.J42]))&amp;[.J42];[.J42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921875" calcext:value-type="float">
            <text:p>0,4921875</text:p>
          </table:table-cell>
          <table:table-cell table:formula="of:=([.A43]+0.5)*15" office:value-type="float" office:value="14.8828125" calcext:value-type="float">
            <text:p>15</text:p>
          </table:table-cell>
          <table:table-cell table:formula="of:=DEC2BIN([.B43])" office:value-type="string" office:string-value="1110" calcext:value-type="string">
            <text:p>1110</text:p>
          </table:table-cell>
          <table:table-cell table:formula="of:=IF((LEN([.C43])&lt;4);REPT(0;4-LEN([.C43]))&amp;[.C43];[.C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H43]+1)*8" office:value-type="float" office:value="15.78125" calcext:value-type="float">
            <text:p>16</text:p>
          </table:table-cell>
          <table:table-cell table:formula="of:=DEC2BIN([.I43])" office:value-type="string" office:string-value="1111" calcext:value-type="string">
            <text:p>1111</text:p>
          </table:table-cell>
          <table:table-cell table:formula="of:=IF((LEN([.J43])&lt;4);REPT(0;4-LEN([.J43]))&amp;[.J43];[.J43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44]+0.5)*15" office:value-type="float" office:value="7.5" calcext:value-type="float">
            <text:p>8</text:p>
          </table:table-cell>
          <table:table-cell table:formula="of:=DEC2BIN([.B44])" office:value-type="string" office:string-value="111" calcext:value-type="string">
            <text:p>111</text:p>
          </table:table-cell>
          <table:table-cell table:formula="of:=IF((LEN([.C44])&lt;4);REPT(0;4-LEN([.C44]))&amp;[.C44];[.C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H44]+1)*8" office:value-type="float" office:value="9.34375" calcext:value-type="float">
            <text:p>9</text:p>
          </table:table-cell>
          <table:table-cell table:formula="of:=DEC2BIN([.I44])" office:value-type="string" office:string-value="1001" calcext:value-type="string">
            <text:p>1001</text:p>
          </table:table-cell>
          <table:table-cell table:formula="of:=IF((LEN([.J44])&lt;4);REPT(0;4-LEN([.J44]))&amp;[.J44];[.J44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7265625" calcext:value-type="float">
            <text:p>-0,47265625</text:p>
          </table:table-cell>
          <table:table-cell table:formula="of:=([.A45]+0.5)*15" office:value-type="float" office:value="0.41015625" calcext:value-type="float">
            <text:p>0</text:p>
          </table:table-cell>
          <table:table-cell table:formula="of:=DEC2BIN([.B45])" office:value-type="string" office:string-value="0" calcext:value-type="string">
            <text:p>0</text:p>
          </table:table-cell>
          <table:table-cell table:formula="of:=IF((LEN([.C45])&lt;4);REPT(0;4-LEN([.C45]))&amp;[.C45];[.C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H45]+1)*8" office:value-type="float" office:value="1" calcext:value-type="float">
            <text:p>1</text:p>
          </table:table-cell>
          <table:table-cell table:formula="of:=DEC2BIN([.I45])" office:value-type="string" office:string-value="1" calcext:value-type="string">
            <text:p>1</text:p>
          </table:table-cell>
          <table:table-cell table:formula="of:=IF((LEN([.J45])&lt;4);REPT(0;4-LEN([.J45]))&amp;[.J45];[.J45])" office:value-type="string" office:string-value="0001" calcext:value-type="string">
            <text:p>0001</text:p>
          </table:table-cell>
        </table:table-row>
        <table:table-row table:style-name="ro1">
          <table:table-cell table:style-name="ce1" office:value-type="float" office:value="0.28515625" calcext:value-type="float">
            <text:p>0,28515625</text:p>
          </table:table-cell>
          <table:table-cell table:formula="of:=([.A46]+0.5)*15" office:value-type="float" office:value="11.77734375" calcext:value-type="float">
            <text:p>12</text:p>
          </table:table-cell>
          <table:table-cell table:formula="of:=DEC2BIN([.B46])" office:value-type="string" office:string-value="1011" calcext:value-type="string">
            <text:p>1011</text:p>
          </table:table-cell>
          <table:table-cell table:formula="of:=IF((LEN([.C46])&lt;4);REPT(0;4-LEN([.C46]))&amp;[.C46];[.C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H46]+1)*8" office:value-type="float" office:value="7.03125" calcext:value-type="float">
            <text:p>7</text:p>
          </table:table-cell>
          <table:table-cell table:formula="of:=DEC2BIN([.I46])" office:value-type="string" office:string-value="111" calcext:value-type="string">
            <text:p>111</text:p>
          </table:table-cell>
          <table:table-cell table:formula="of:=IF((LEN([.J46])&lt;4);REPT(0;4-LEN([.J46]))&amp;[.J46];[.J46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30078125" calcext:value-type="float">
            <text:p>0,30078125</text:p>
          </table:table-cell>
          <table:table-cell table:formula="of:=([.A47]+0.5)*15" office:value-type="float" office:value="12.01171875" calcext:value-type="float">
            <text:p>12</text:p>
          </table:table-cell>
          <table:table-cell table:formula="of:=DEC2BIN([.B47])" office:value-type="string" office:string-value="1100" calcext:value-type="string">
            <text:p>1100</text:p>
          </table:table-cell>
          <table:table-cell table:formula="of:=IF((LEN([.C47])&lt;4);REPT(0;4-LEN([.C47]))&amp;[.C47];[.C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44921875" calcext:value-type="float">
            <text:p>0,44921875</text:p>
          </table:table-cell>
          <table:table-cell table:formula="of:=([.H47]+1)*8" office:value-type="float" office:value="11.59375" calcext:value-type="float">
            <text:p>12</text:p>
          </table:table-cell>
          <table:table-cell table:formula="of:=DEC2BIN([.I47])" office:value-type="string" office:string-value="1011" calcext:value-type="string">
            <text:p>1011</text:p>
          </table:table-cell>
          <table:table-cell table:formula="of:=IF((LEN([.J47])&lt;4);REPT(0;4-LEN([.J47]))&amp;[.J47];[.J47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48]+0.5)*15" office:value-type="float" office:value="0.234375" calcext:value-type="float">
            <text:p>0</text:p>
          </table:table-cell>
          <table:table-cell table:formula="of:=DEC2BIN([.B48])" office:value-type="string" office:string-value="0" calcext:value-type="string">
            <text:p>0</text:p>
          </table:table-cell>
          <table:table-cell table:formula="of:=IF((LEN([.C48])&lt;4);REPT(0;4-LEN([.C48]))&amp;[.C48];[.C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078125" calcext:value-type="float">
            <text:p>0,0078125</text:p>
          </table:table-cell>
          <table:table-cell table:formula="of:=([.H48]+1)*8" office:value-type="float" office:value="8.0625" calcext:value-type="float">
            <text:p>8</text:p>
          </table:table-cell>
          <table:table-cell table:formula="of:=DEC2BIN([.I48])" office:value-type="string" office:string-value="1000" calcext:value-type="string">
            <text:p>1000</text:p>
          </table:table-cell>
          <table:table-cell table:formula="of:=IF((LEN([.J48])&lt;4);REPT(0;4-LEN([.J48]))&amp;[.J48];[.J48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16796875" calcext:value-type="float">
            <text:p>-0,16796875</text:p>
          </table:table-cell>
          <table:table-cell table:formula="of:=([.A49]+0.5)*15" office:value-type="float" office:value="4.98046875" calcext:value-type="float">
            <text:p>5</text:p>
          </table:table-cell>
          <table:table-cell table:formula="of:=DEC2BIN([.B49])" office:value-type="string" office:string-value="100" calcext:value-type="string">
            <text:p>100</text:p>
          </table:table-cell>
          <table:table-cell table:formula="of:=IF((LEN([.C49])&lt;4);REPT(0;4-LEN([.C49]))&amp;[.C49];[.C4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H49]+1)*8" office:value-type="float" office:value="6.625" calcext:value-type="float">
            <text:p>7</text:p>
          </table:table-cell>
          <table:table-cell table:formula="of:=DEC2BIN([.I49])" office:value-type="string" office:string-value="110" calcext:value-type="string">
            <text:p>110</text:p>
          </table:table-cell>
          <table:table-cell table:formula="of:=IF((LEN([.J49])&lt;4);REPT(0;4-LEN([.J49]))&amp;[.J49];[.J4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234375" calcext:value-type="float">
            <text:p>0,40234375</text:p>
          </table:table-cell>
          <table:table-cell table:formula="of:=([.A50]+0.5)*15" office:value-type="float" office:value="13.53515625" calcext:value-type="float">
            <text:p>14</text:p>
          </table:table-cell>
          <table:table-cell table:formula="of:=DEC2BIN([.B50])" office:value-type="string" office:string-value="1101" calcext:value-type="string">
            <text:p>1101</text:p>
          </table:table-cell>
          <table:table-cell table:formula="of:=IF((LEN([.C50])&lt;4);REPT(0;4-LEN([.C50]))&amp;[.C50];[.C5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03125" calcext:value-type="float">
            <text:p>-0,0703125</text:p>
          </table:table-cell>
          <table:table-cell table:formula="of:=([.H50]+1)*8" office:value-type="float" office:value="7.4375" calcext:value-type="float">
            <text:p>7</text:p>
          </table:table-cell>
          <table:table-cell table:formula="of:=DEC2BIN([.I50])" office:value-type="string" office:string-value="111" calcext:value-type="string">
            <text:p>111</text:p>
          </table:table-cell>
          <table:table-cell table:formula="of:=IF((LEN([.J50])&lt;4);REPT(0;4-LEN([.J50]))&amp;[.J50];[.J5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51]+0.5)*15" office:value-type="float" office:value="13.59375" calcext:value-type="float">
            <text:p>14</text:p>
          </table:table-cell>
          <table:table-cell table:formula="of:=DEC2BIN([.B51])" office:value-type="string" office:string-value="1101" calcext:value-type="string">
            <text:p>1101</text:p>
          </table:table-cell>
          <table:table-cell table:formula="of:=IF((LEN([.C51])&lt;4);REPT(0;4-LEN([.C51]))&amp;[.C51];[.C5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140625" calcext:value-type="float">
            <text:p>0,69140625</text:p>
          </table:table-cell>
          <table:table-cell table:formula="of:=([.H51]+1)*8" office:value-type="float" office:value="13.53125" calcext:value-type="float">
            <text:p>14</text:p>
          </table:table-cell>
          <table:table-cell table:formula="of:=DEC2BIN([.I51])" office:value-type="string" office:string-value="1101" calcext:value-type="string">
            <text:p>1101</text:p>
          </table:table-cell>
          <table:table-cell table:formula="of:=IF((LEN([.J51])&lt;4);REPT(0;4-LEN([.J51]))&amp;[.J51];[.J5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52]+0.5)*15" office:value-type="float" office:value="5.33203125" calcext:value-type="float">
            <text:p>5</text:p>
          </table:table-cell>
          <table:table-cell table:formula="of:=DEC2BIN([.B52])" office:value-type="string" office:string-value="101" calcext:value-type="string">
            <text:p>101</text:p>
          </table:table-cell>
          <table:table-cell table:formula="of:=IF((LEN([.C52])&lt;4);REPT(0;4-LEN([.C52]))&amp;[.C52];[.C5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H52]+1)*8" office:value-type="float" office:value="9.25" calcext:value-type="float">
            <text:p>9</text:p>
          </table:table-cell>
          <table:table-cell table:formula="of:=DEC2BIN([.I52])" office:value-type="string" office:string-value="1001" calcext:value-type="string">
            <text:p>1001</text:p>
          </table:table-cell>
          <table:table-cell table:formula="of:=IF((LEN([.J52])&lt;4);REPT(0;4-LEN([.J52]))&amp;[.J52];[.J5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921875" calcext:value-type="float">
            <text:p>-0,4921875</text:p>
          </table:table-cell>
          <table:table-cell table:formula="of:=([.A53]+0.5)*15" office:value-type="float" office:value="0.1171875" calcext:value-type="float">
            <text:p>0</text:p>
          </table:table-cell>
          <table:table-cell table:formula="of:=DEC2BIN([.B53])" office:value-type="string" office:string-value="0" calcext:value-type="string">
            <text:p>0</text:p>
          </table:table-cell>
          <table:table-cell table:formula="of:=IF((LEN([.C53])&lt;4);REPT(0;4-LEN([.C53]))&amp;[.C53];[.C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53]+1)*8" office:value-type="float" office:value="0.21875" calcext:value-type="float">
            <text:p>0</text:p>
          </table:table-cell>
          <table:table-cell table:formula="of:=DEC2BIN([.I53])" office:value-type="string" office:string-value="0" calcext:value-type="string">
            <text:p>0</text:p>
          </table:table-cell>
          <table:table-cell table:formula="of:=IF((LEN([.J53])&lt;4);REPT(0;4-LEN([.J53]))&amp;[.J53];[.J5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54]+0.5)*15" office:value-type="float" office:value="7.5" calcext:value-type="float">
            <text:p>8</text:p>
          </table:table-cell>
          <table:table-cell table:formula="of:=DEC2BIN([.B54])" office:value-type="string" office:string-value="111" calcext:value-type="string">
            <text:p>111</text:p>
          </table:table-cell>
          <table:table-cell table:formula="of:=IF((LEN([.C54])&lt;4);REPT(0;4-LEN([.C54]))&amp;[.C54];[.C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H54]+1)*8" office:value-type="float" office:value="6.65625" calcext:value-type="float">
            <text:p>7</text:p>
          </table:table-cell>
          <table:table-cell table:formula="of:=DEC2BIN([.I54])" office:value-type="string" office:string-value="110" calcext:value-type="string">
            <text:p>110</text:p>
          </table:table-cell>
          <table:table-cell table:formula="of:=IF((LEN([.J54])&lt;4);REPT(0;4-LEN([.J54]))&amp;[.J54];[.J5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55]+0.5)*15" office:value-type="float" office:value="14.58984375" calcext:value-type="float">
            <text:p>15</text:p>
          </table:table-cell>
          <table:table-cell table:formula="of:=DEC2BIN([.B55])" office:value-type="string" office:string-value="1110" calcext:value-type="string">
            <text:p>1110</text:p>
          </table:table-cell>
          <table:table-cell table:formula="of:=IF((LEN([.C55])&lt;4);REPT(0;4-LEN([.C55]))&amp;[.C55];[.C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H55]+1)*8" office:value-type="float" office:value="15" calcext:value-type="float">
            <text:p>15</text:p>
          </table:table-cell>
          <table:table-cell table:formula="of:=DEC2BIN([.I55])" office:value-type="string" office:string-value="1111" calcext:value-type="string">
            <text:p>1111</text:p>
          </table:table-cell>
          <table:table-cell table:formula="of:=IF((LEN([.J55])&lt;4);REPT(0;4-LEN([.J55]))&amp;[.J55];[.J5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28515625" calcext:value-type="float">
            <text:p>-0,28515625</text:p>
          </table:table-cell>
          <table:table-cell table:formula="of:=([.A56]+0.5)*15" office:value-type="float" office:value="3.22265625" calcext:value-type="float">
            <text:p>3</text:p>
          </table:table-cell>
          <table:table-cell table:formula="of:=DEC2BIN([.B56])" office:value-type="string" office:string-value="11" calcext:value-type="string">
            <text:p>11</text:p>
          </table:table-cell>
          <table:table-cell table:formula="of:=IF((LEN([.C56])&lt;4);REPT(0;4-LEN([.C56]))&amp;[.C56];[.C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56]+1)*8" office:value-type="float" office:value="8.96875" calcext:value-type="float">
            <text:p>9</text:p>
          </table:table-cell>
          <table:table-cell table:formula="of:=DEC2BIN([.I56])" office:value-type="string" office:string-value="1000" calcext:value-type="string">
            <text:p>1000</text:p>
          </table:table-cell>
          <table:table-cell table:formula="of:=IF((LEN([.J56])&lt;4);REPT(0;4-LEN([.J56]))&amp;[.J56];[.J5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57]+0.5)*15" office:value-type="float" office:value="2.98828125" calcext:value-type="float">
            <text:p>3</text:p>
          </table:table-cell>
          <table:table-cell table:formula="of:=DEC2BIN([.B57])" office:value-type="string" office:string-value="10" calcext:value-type="string">
            <text:p>10</text:p>
          </table:table-cell>
          <table:table-cell table:formula="of:=IF((LEN([.C57])&lt;4);REPT(0;4-LEN([.C57]))&amp;[.C57];[.C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57]+1)*8" office:value-type="float" office:value="4.40625" calcext:value-type="float">
            <text:p>4</text:p>
          </table:table-cell>
          <table:table-cell table:formula="of:=DEC2BIN([.I57])" office:value-type="string" office:string-value="100" calcext:value-type="string">
            <text:p>100</text:p>
          </table:table-cell>
          <table:table-cell table:formula="of:=IF((LEN([.J57])&lt;4);REPT(0;4-LEN([.J57]))&amp;[.J57];[.J5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58]+0.5)*15" office:value-type="float" office:value="14.765625" calcext:value-type="float">
            <text:p>15</text:p>
          </table:table-cell>
          <table:table-cell table:formula="of:=DEC2BIN([.B58])" office:value-type="string" office:string-value="1110" calcext:value-type="string">
            <text:p>1110</text:p>
          </table:table-cell>
          <table:table-cell table:formula="of:=IF((LEN([.C58])&lt;4);REPT(0;4-LEN([.C58]))&amp;[.C58];[.C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078125" calcext:value-type="float">
            <text:p>-0,0078125</text:p>
          </table:table-cell>
          <table:table-cell table:formula="of:=([.H58]+1)*8" office:value-type="float" office:value="7.9375" calcext:value-type="float">
            <text:p>8</text:p>
          </table:table-cell>
          <table:table-cell table:formula="of:=DEC2BIN([.I58])" office:value-type="string" office:string-value="111" calcext:value-type="string">
            <text:p>111</text:p>
          </table:table-cell>
          <table:table-cell table:formula="of:=IF((LEN([.J58])&lt;4);REPT(0;4-LEN([.J58]))&amp;[.J58];[.J5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16796875" calcext:value-type="float">
            <text:p>0,16796875</text:p>
          </table:table-cell>
          <table:table-cell table:formula="of:=([.A59]+0.5)*15" office:value-type="float" office:value="10.01953125" calcext:value-type="float">
            <text:p>10</text:p>
          </table:table-cell>
          <table:table-cell table:formula="of:=DEC2BIN([.B59])" office:value-type="string" office:string-value="1010" calcext:value-type="string">
            <text:p>1010</text:p>
          </table:table-cell>
          <table:table-cell table:formula="of:=IF((LEN([.C59])&lt;4);REPT(0;4-LEN([.C59]))&amp;[.C59];[.C5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71875" calcext:value-type="float">
            <text:p>0,171875</text:p>
          </table:table-cell>
          <table:table-cell table:formula="of:=([.H59]+1)*8" office:value-type="float" office:value="9.375" calcext:value-type="float">
            <text:p>9</text:p>
          </table:table-cell>
          <table:table-cell table:formula="of:=DEC2BIN([.I59])" office:value-type="string" office:string-value="1001" calcext:value-type="string">
            <text:p>1001</text:p>
          </table:table-cell>
          <table:table-cell table:formula="of:=IF((LEN([.J59])&lt;4);REPT(0;4-LEN([.J59]))&amp;[.J59];[.J59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234375" calcext:value-type="float">
            <text:p>-0,40234375</text:p>
          </table:table-cell>
          <table:table-cell table:formula="of:=([.A60]+0.5)*15" office:value-type="float" office:value="1.46484375" calcext:value-type="float">
            <text:p>1</text:p>
          </table:table-cell>
          <table:table-cell table:formula="of:=DEC2BIN([.B60])" office:value-type="string" office:string-value="1" calcext:value-type="string">
            <text:p>1</text:p>
          </table:table-cell>
          <table:table-cell table:formula="of:=IF((LEN([.C60])&lt;4);REPT(0;4-LEN([.C60]))&amp;[.C60];[.C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03125" calcext:value-type="float">
            <text:p>0,0703125</text:p>
          </table:table-cell>
          <table:table-cell table:formula="of:=([.H60]+1)*8" office:value-type="float" office:value="8.5625" calcext:value-type="float">
            <text:p>9</text:p>
          </table:table-cell>
          <table:table-cell table:formula="of:=DEC2BIN([.I60])" office:value-type="string" office:string-value="1000" calcext:value-type="string">
            <text:p>1000</text:p>
          </table:table-cell>
          <table:table-cell table:formula="of:=IF((LEN([.J60])&lt;4);REPT(0;4-LEN([.J60]))&amp;[.J60];[.J60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61]+0.5)*15" office:value-type="float" office:value="1.40625" calcext:value-type="float">
            <text:p>1</text:p>
          </table:table-cell>
          <table:table-cell table:formula="of:=DEC2BIN([.B61])" office:value-type="string" office:string-value="1" calcext:value-type="string">
            <text:p>1</text:p>
          </table:table-cell>
          <table:table-cell table:formula="of:=IF((LEN([.C61])&lt;4);REPT(0;4-LEN([.C61]))&amp;[.C61];[.C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140625" calcext:value-type="float">
            <text:p>-0,69140625</text:p>
          </table:table-cell>
          <table:table-cell table:formula="of:=([.H61]+1)*8" office:value-type="float" office:value="2.46875" calcext:value-type="float">
            <text:p>2</text:p>
          </table:table-cell>
          <table:table-cell table:formula="of:=DEC2BIN([.I61])" office:value-type="string" office:string-value="10" calcext:value-type="string">
            <text:p>10</text:p>
          </table:table-cell>
          <table:table-cell table:formula="of:=IF((LEN([.J61])&lt;4);REPT(0;4-LEN([.J61]))&amp;[.J61];[.J61])" office:value-type="string" office:string-value="0010" calcext:value-type="string">
            <text:p>0010</text:p>
          </table:table-cell>
        </table:table-row>
        <table:table-row table:style-name="ro1">
          <table:table-cell table:style-name="ce1" office:value-type="float" office:value="0.14453125" calcext:value-type="float">
            <text:p>0,14453125</text:p>
          </table:table-cell>
          <table:table-cell table:formula="of:=([.A62]+0.5)*15" office:value-type="float" office:value="9.66796875" calcext:value-type="float">
            <text:p>10</text:p>
          </table:table-cell>
          <table:table-cell table:formula="of:=DEC2BIN([.B62])" office:value-type="string" office:string-value="1001" calcext:value-type="string">
            <text:p>1001</text:p>
          </table:table-cell>
          <table:table-cell table:formula="of:=IF((LEN([.C62])&lt;4);REPT(0;4-LEN([.C62]))&amp;[.C62];[.C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H62]+1)*8" office:value-type="float" office:value="6.75" calcext:value-type="float">
            <text:p>7</text:p>
          </table:table-cell>
          <table:table-cell table:formula="of:=DEC2BIN([.I62])" office:value-type="string" office:string-value="110" calcext:value-type="string">
            <text:p>110</text:p>
          </table:table-cell>
          <table:table-cell table:formula="of:=IF((LEN([.J62])&lt;4);REPT(0;4-LEN([.J62]))&amp;[.J62];[.J62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921875" calcext:value-type="float">
            <text:p>0,4921875</text:p>
          </table:table-cell>
          <table:table-cell table:formula="of:=([.A63]+0.5)*15" office:value-type="float" office:value="14.8828125" calcext:value-type="float">
            <text:p>15</text:p>
          </table:table-cell>
          <table:table-cell table:formula="of:=DEC2BIN([.B63])" office:value-type="string" office:string-value="1110" calcext:value-type="string">
            <text:p>1110</text:p>
          </table:table-cell>
          <table:table-cell table:formula="of:=IF((LEN([.C63])&lt;4);REPT(0;4-LEN([.C63]))&amp;[.C63];[.C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H63]+1)*8" office:value-type="float" office:value="15.78125" calcext:value-type="float">
            <text:p>16</text:p>
          </table:table-cell>
          <table:table-cell table:formula="of:=DEC2BIN([.I63])" office:value-type="string" office:string-value="1111" calcext:value-type="string">
            <text:p>1111</text:p>
          </table:table-cell>
          <table:table-cell table:formula="of:=IF((LEN([.J63])&lt;4);REPT(0;4-LEN([.J63]))&amp;[.J63];[.J63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64]+0.5)*15" office:value-type="float" office:value="7.5" calcext:value-type="float">
            <text:p>8</text:p>
          </table:table-cell>
          <table:table-cell table:formula="of:=DEC2BIN([.B64])" office:value-type="string" office:string-value="111" calcext:value-type="string">
            <text:p>111</text:p>
          </table:table-cell>
          <table:table-cell table:formula="of:=IF((LEN([.C64])&lt;4);REPT(0;4-LEN([.C64]))&amp;[.C64];[.C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H64]+1)*8" office:value-type="float" office:value="9.34375" calcext:value-type="float">
            <text:p>9</text:p>
          </table:table-cell>
          <table:table-cell table:formula="of:=DEC2BIN([.I64])" office:value-type="string" office:string-value="1001" calcext:value-type="string">
            <text:p>1001</text:p>
          </table:table-cell>
          <table:table-cell table:formula="of:=IF((LEN([.J64])&lt;4);REPT(0;4-LEN([.J64]))&amp;[.J64];[.J64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7265625" calcext:value-type="float">
            <text:p>-0,47265625</text:p>
          </table:table-cell>
          <table:table-cell table:formula="of:=([.A65]+0.5)*15" office:value-type="float" office:value="0.41015625" calcext:value-type="float">
            <text:p>0</text:p>
          </table:table-cell>
          <table:table-cell table:formula="of:=DEC2BIN([.B65])" office:value-type="string" office:string-value="0" calcext:value-type="string">
            <text:p>0</text:p>
          </table:table-cell>
          <table:table-cell table:formula="of:=IF((LEN([.C65])&lt;4);REPT(0;4-LEN([.C65]))&amp;[.C65];[.C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H65]+1)*8" office:value-type="float" office:value="1" calcext:value-type="float">
            <text:p>1</text:p>
          </table:table-cell>
          <table:table-cell table:formula="of:=DEC2BIN([.I65])" office:value-type="string" office:string-value="1" calcext:value-type="string">
            <text:p>1</text:p>
          </table:table-cell>
          <table:table-cell table:formula="of:=IF((LEN([.J65])&lt;4);REPT(0;4-LEN([.J65]))&amp;[.J65];[.J65])" office:value-type="string" office:string-value="0001" calcext:value-type="string">
            <text:p>0001</text:p>
          </table:table-cell>
        </table:table-row>
        <table:table-row table:style-name="ro1">
          <table:table-cell table:style-name="ce1" office:value-type="float" office:value="0.28515625" calcext:value-type="float">
            <text:p>0,28515625</text:p>
          </table:table-cell>
          <table:table-cell table:formula="of:=([.A66]+0.5)*15" office:value-type="float" office:value="11.77734375" calcext:value-type="float">
            <text:p>12</text:p>
          </table:table-cell>
          <table:table-cell table:formula="of:=DEC2BIN([.B66])" office:value-type="string" office:string-value="1011" calcext:value-type="string">
            <text:p>1011</text:p>
          </table:table-cell>
          <table:table-cell table:formula="of:=IF((LEN([.C66])&lt;4);REPT(0;4-LEN([.C66]))&amp;[.C66];[.C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H66]+1)*8" office:value-type="float" office:value="7.03125" calcext:value-type="float">
            <text:p>7</text:p>
          </table:table-cell>
          <table:table-cell table:formula="of:=DEC2BIN([.I66])" office:value-type="string" office:string-value="111" calcext:value-type="string">
            <text:p>111</text:p>
          </table:table-cell>
          <table:table-cell table:formula="of:=IF((LEN([.J66])&lt;4);REPT(0;4-LEN([.J66]))&amp;[.J66];[.J66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30078125" calcext:value-type="float">
            <text:p>0,30078125</text:p>
          </table:table-cell>
          <table:table-cell table:formula="of:=([.A67]+0.5)*15" office:value-type="float" office:value="12.01171875" calcext:value-type="float">
            <text:p>12</text:p>
          </table:table-cell>
          <table:table-cell table:formula="of:=DEC2BIN([.B67])" office:value-type="string" office:string-value="1100" calcext:value-type="string">
            <text:p>1100</text:p>
          </table:table-cell>
          <table:table-cell table:formula="of:=IF((LEN([.C67])&lt;4);REPT(0;4-LEN([.C67]))&amp;[.C67];[.C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44921875" calcext:value-type="float">
            <text:p>0,44921875</text:p>
          </table:table-cell>
          <table:table-cell table:formula="of:=([.H67]+1)*8" office:value-type="float" office:value="11.59375" calcext:value-type="float">
            <text:p>12</text:p>
          </table:table-cell>
          <table:table-cell table:formula="of:=DEC2BIN([.I67])" office:value-type="string" office:string-value="1011" calcext:value-type="string">
            <text:p>1011</text:p>
          </table:table-cell>
          <table:table-cell table:formula="of:=IF((LEN([.J67])&lt;4);REPT(0;4-LEN([.J67]))&amp;[.J67];[.J67])" office:value-type="string" office:string-value="1011" calcext:value-type="string">
            <text:p>1011</text:p>
          </table:table-cell>
        </table:table-row>
        <table:table-row table:style-name="ro1">
          <table:table-cell table:style-name="ce1" office:value-type="float" office:value="-0.484375" calcext:value-type="float">
            <text:p>-0,484375</text:p>
          </table:table-cell>
          <table:table-cell table:formula="of:=([.A68]+0.5)*15" office:value-type="float" office:value="0.234375" calcext:value-type="float">
            <text:p>0</text:p>
          </table:table-cell>
          <table:table-cell table:formula="of:=DEC2BIN([.B68])" office:value-type="string" office:string-value="0" calcext:value-type="string">
            <text:p>0</text:p>
          </table:table-cell>
          <table:table-cell table:formula="of:=IF((LEN([.C68])&lt;4);REPT(0;4-LEN([.C68]))&amp;[.C68];[.C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078125" calcext:value-type="float">
            <text:p>0,0078125</text:p>
          </table:table-cell>
          <table:table-cell table:formula="of:=([.H68]+1)*8" office:value-type="float" office:value="8.0625" calcext:value-type="float">
            <text:p>8</text:p>
          </table:table-cell>
          <table:table-cell table:formula="of:=DEC2BIN([.I68])" office:value-type="string" office:string-value="1000" calcext:value-type="string">
            <text:p>1000</text:p>
          </table:table-cell>
          <table:table-cell table:formula="of:=IF((LEN([.J68])&lt;4);REPT(0;4-LEN([.J68]))&amp;[.J68];[.J68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16796875" calcext:value-type="float">
            <text:p>-0,16796875</text:p>
          </table:table-cell>
          <table:table-cell table:formula="of:=([.A69]+0.5)*15" office:value-type="float" office:value="4.98046875" calcext:value-type="float">
            <text:p>5</text:p>
          </table:table-cell>
          <table:table-cell table:formula="of:=DEC2BIN([.B69])" office:value-type="string" office:string-value="100" calcext:value-type="string">
            <text:p>100</text:p>
          </table:table-cell>
          <table:table-cell table:formula="of:=IF((LEN([.C69])&lt;4);REPT(0;4-LEN([.C69]))&amp;[.C69];[.C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H69]+1)*8" office:value-type="float" office:value="6.625" calcext:value-type="float">
            <text:p>7</text:p>
          </table:table-cell>
          <table:table-cell table:formula="of:=DEC2BIN([.I69])" office:value-type="string" office:string-value="110" calcext:value-type="string">
            <text:p>110</text:p>
          </table:table-cell>
          <table:table-cell table:formula="of:=IF((LEN([.J69])&lt;4);REPT(0;4-LEN([.J69]))&amp;[.J69];[.J6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234375" calcext:value-type="float">
            <text:p>0,40234375</text:p>
          </table:table-cell>
          <table:table-cell table:formula="of:=([.A70]+0.5)*15" office:value-type="float" office:value="13.53515625" calcext:value-type="float">
            <text:p>14</text:p>
          </table:table-cell>
          <table:table-cell table:formula="of:=DEC2BIN([.B70])" office:value-type="string" office:string-value="1101" calcext:value-type="string">
            <text:p>1101</text:p>
          </table:table-cell>
          <table:table-cell table:formula="of:=IF((LEN([.C70])&lt;4);REPT(0;4-LEN([.C70]))&amp;[.C70];[.C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03125" calcext:value-type="float">
            <text:p>-0,0703125</text:p>
          </table:table-cell>
          <table:table-cell table:formula="of:=([.H70]+1)*8" office:value-type="float" office:value="7.4375" calcext:value-type="float">
            <text:p>7</text:p>
          </table:table-cell>
          <table:table-cell table:formula="of:=DEC2BIN([.I70])" office:value-type="string" office:string-value="111" calcext:value-type="string">
            <text:p>111</text:p>
          </table:table-cell>
          <table:table-cell table:formula="of:=IF((LEN([.J70])&lt;4);REPT(0;4-LEN([.J70]))&amp;[.J70];[.J7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71]+0.5)*15" office:value-type="float" office:value="13.59375" calcext:value-type="float">
            <text:p>14</text:p>
          </table:table-cell>
          <table:table-cell table:formula="of:=DEC2BIN([.B71])" office:value-type="string" office:string-value="1101" calcext:value-type="string">
            <text:p>1101</text:p>
          </table:table-cell>
          <table:table-cell table:formula="of:=IF((LEN([.C71])&lt;4);REPT(0;4-LEN([.C71]))&amp;[.C71];[.C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140625" calcext:value-type="float">
            <text:p>0,69140625</text:p>
          </table:table-cell>
          <table:table-cell table:formula="of:=([.H71]+1)*8" office:value-type="float" office:value="13.53125" calcext:value-type="float">
            <text:p>14</text:p>
          </table:table-cell>
          <table:table-cell table:formula="of:=DEC2BIN([.I71])" office:value-type="string" office:string-value="1101" calcext:value-type="string">
            <text:p>1101</text:p>
          </table:table-cell>
          <table:table-cell table:formula="of:=IF((LEN([.J71])&lt;4);REPT(0;4-LEN([.J71]))&amp;[.J71];[.J7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72]+0.5)*15" office:value-type="float" office:value="5.33203125" calcext:value-type="float">
            <text:p>5</text:p>
          </table:table-cell>
          <table:table-cell table:formula="of:=DEC2BIN([.B72])" office:value-type="string" office:string-value="101" calcext:value-type="string">
            <text:p>101</text:p>
          </table:table-cell>
          <table:table-cell table:formula="of:=IF((LEN([.C72])&lt;4);REPT(0;4-LEN([.C72]))&amp;[.C72];[.C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H72]+1)*8" office:value-type="float" office:value="9.25" calcext:value-type="float">
            <text:p>9</text:p>
          </table:table-cell>
          <table:table-cell table:formula="of:=DEC2BIN([.I72])" office:value-type="string" office:string-value="1001" calcext:value-type="string">
            <text:p>1001</text:p>
          </table:table-cell>
          <table:table-cell table:formula="of:=IF((LEN([.J72])&lt;4);REPT(0;4-LEN([.J72]))&amp;[.J72];[.J7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921875" calcext:value-type="float">
            <text:p>-0,4921875</text:p>
          </table:table-cell>
          <table:table-cell table:formula="of:=([.A73]+0.5)*15" office:value-type="float" office:value="0.1171875" calcext:value-type="float">
            <text:p>0</text:p>
          </table:table-cell>
          <table:table-cell table:formula="of:=DEC2BIN([.B73])" office:value-type="string" office:string-value="0" calcext:value-type="string">
            <text:p>0</text:p>
          </table:table-cell>
          <table:table-cell table:formula="of:=IF((LEN([.C73])&lt;4);REPT(0;4-LEN([.C73]))&amp;[.C73];[.C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73]+1)*8" office:value-type="float" office:value="0.21875" calcext:value-type="float">
            <text:p>0</text:p>
          </table:table-cell>
          <table:table-cell table:formula="of:=DEC2BIN([.I73])" office:value-type="string" office:string-value="0" calcext:value-type="string">
            <text:p>0</text:p>
          </table:table-cell>
          <table:table-cell table:formula="of:=IF((LEN([.J73])&lt;4);REPT(0;4-LEN([.J73]))&amp;[.J73];[.J7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74]+0.5)*15" office:value-type="float" office:value="7.5" calcext:value-type="float">
            <text:p>8</text:p>
          </table:table-cell>
          <table:table-cell table:formula="of:=DEC2BIN([.B74])" office:value-type="string" office:string-value="111" calcext:value-type="string">
            <text:p>111</text:p>
          </table:table-cell>
          <table:table-cell table:formula="of:=IF((LEN([.C74])&lt;4);REPT(0;4-LEN([.C74]))&amp;[.C74];[.C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H74]+1)*8" office:value-type="float" office:value="6.65625" calcext:value-type="float">
            <text:p>7</text:p>
          </table:table-cell>
          <table:table-cell table:formula="of:=DEC2BIN([.I74])" office:value-type="string" office:string-value="110" calcext:value-type="string">
            <text:p>110</text:p>
          </table:table-cell>
          <table:table-cell table:formula="of:=IF((LEN([.J74])&lt;4);REPT(0;4-LEN([.J74]))&amp;[.J74];[.J7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75]+0.5)*15" office:value-type="float" office:value="14.58984375" calcext:value-type="float">
            <text:p>15</text:p>
          </table:table-cell>
          <table:table-cell table:formula="of:=DEC2BIN([.B75])" office:value-type="string" office:string-value="1110" calcext:value-type="string">
            <text:p>1110</text:p>
          </table:table-cell>
          <table:table-cell table:formula="of:=IF((LEN([.C75])&lt;4);REPT(0;4-LEN([.C75]))&amp;[.C75];[.C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H75]+1)*8" office:value-type="float" office:value="15" calcext:value-type="float">
            <text:p>15</text:p>
          </table:table-cell>
          <table:table-cell table:formula="of:=DEC2BIN([.I75])" office:value-type="string" office:string-value="1111" calcext:value-type="string">
            <text:p>1111</text:p>
          </table:table-cell>
          <table:table-cell table:formula="of:=IF((LEN([.J75])&lt;4);REPT(0;4-LEN([.J75]))&amp;[.J75];[.J7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28515625" calcext:value-type="float">
            <text:p>-0,28515625</text:p>
          </table:table-cell>
          <table:table-cell table:formula="of:=([.A76]+0.5)*15" office:value-type="float" office:value="3.22265625" calcext:value-type="float">
            <text:p>3</text:p>
          </table:table-cell>
          <table:table-cell table:formula="of:=DEC2BIN([.B76])" office:value-type="string" office:string-value="11" calcext:value-type="string">
            <text:p>11</text:p>
          </table:table-cell>
          <table:table-cell table:formula="of:=IF((LEN([.C76])&lt;4);REPT(0;4-LEN([.C76]))&amp;[.C76];[.C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76]+1)*8" office:value-type="float" office:value="8.96875" calcext:value-type="float">
            <text:p>9</text:p>
          </table:table-cell>
          <table:table-cell table:formula="of:=DEC2BIN([.I76])" office:value-type="string" office:string-value="1000" calcext:value-type="string">
            <text:p>1000</text:p>
          </table:table-cell>
          <table:table-cell table:formula="of:=IF((LEN([.J76])&lt;4);REPT(0;4-LEN([.J76]))&amp;[.J76];[.J7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77]+0.5)*15" office:value-type="float" office:value="2.98828125" calcext:value-type="float">
            <text:p>3</text:p>
          </table:table-cell>
          <table:table-cell table:formula="of:=DEC2BIN([.B77])" office:value-type="string" office:string-value="10" calcext:value-type="string">
            <text:p>10</text:p>
          </table:table-cell>
          <table:table-cell table:formula="of:=IF((LEN([.C77])&lt;4);REPT(0;4-LEN([.C77]))&amp;[.C77];[.C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77]+1)*8" office:value-type="float" office:value="4.40625" calcext:value-type="float">
            <text:p>4</text:p>
          </table:table-cell>
          <table:table-cell table:formula="of:=DEC2BIN([.I77])" office:value-type="string" office:string-value="100" calcext:value-type="string">
            <text:p>100</text:p>
          </table:table-cell>
          <table:table-cell table:formula="of:=IF((LEN([.J77])&lt;4);REPT(0;4-LEN([.J77]))&amp;[.J77];[.J7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78]+0.5)*15" office:value-type="float" office:value="14.58984375" calcext:value-type="float">
            <text:p>15</text:p>
          </table:table-cell>
          <table:table-cell table:formula="of:=DEC2BIN([.B78])" office:value-type="string" office:string-value="1110" calcext:value-type="string">
            <text:p>1110</text:p>
          </table:table-cell>
          <table:table-cell table:formula="of:=IF((LEN([.C78])&lt;4);REPT(0;4-LEN([.C78]))&amp;[.C78];[.C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H78]+1)*8" office:value-type="float" office:value="7.78125" calcext:value-type="float">
            <text:p>8</text:p>
          </table:table-cell>
          <table:table-cell table:formula="of:=DEC2BIN([.I78])" office:value-type="string" office:string-value="111" calcext:value-type="string">
            <text:p>111</text:p>
          </table:table-cell>
          <table:table-cell table:formula="of:=IF((LEN([.J78])&lt;4);REPT(0;4-LEN([.J78]))&amp;[.J78];[.J7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0078125" calcext:value-type="float">
            <text:p>0,0078125</text:p>
          </table:table-cell>
          <table:table-cell table:formula="of:=([.A79]+0.5)*15" office:value-type="float" office:value="7.6171875" calcext:value-type="float">
            <text:p>8</text:p>
          </table:table-cell>
          <table:table-cell table:formula="of:=DEC2BIN([.B79])" office:value-type="string" office:string-value="111" calcext:value-type="string">
            <text:p>111</text:p>
          </table:table-cell>
          <table:table-cell table:formula="of:=IF((LEN([.C79])&lt;4);REPT(0;4-LEN([.C79]))&amp;[.C79];[.C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H79]+1)*8" office:value-type="float" office:value="6.78125" calcext:value-type="float">
            <text:p>7</text:p>
          </table:table-cell>
          <table:table-cell table:formula="of:=DEC2BIN([.I79])" office:value-type="string" office:string-value="110" calcext:value-type="string">
            <text:p>110</text:p>
          </table:table-cell>
          <table:table-cell table:formula="of:=IF((LEN([.J79])&lt;4);REPT(0;4-LEN([.J79]))&amp;[.J79];[.J7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-0.4765625" calcext:value-type="float">
            <text:p>-0,4765625</text:p>
          </table:table-cell>
          <table:table-cell table:formula="of:=([.A80]+0.5)*15" office:value-type="float" office:value="0.3515625" calcext:value-type="float">
            <text:p>0</text:p>
          </table:table-cell>
          <table:table-cell table:formula="of:=DEC2BIN([.B80])" office:value-type="string" office:string-value="0" calcext:value-type="string">
            <text:p>0</text:p>
          </table:table-cell>
          <table:table-cell table:formula="of:=IF((LEN([.C80])&lt;4);REPT(0;4-LEN([.C80]))&amp;[.C80];[.C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H80]+1)*8" office:value-type="float" office:value="7.375" calcext:value-type="float">
            <text:p>7</text:p>
          </table:table-cell>
          <table:table-cell table:formula="of:=DEC2BIN([.I80])" office:value-type="string" office:string-value="111" calcext:value-type="string">
            <text:p>111</text:p>
          </table:table-cell>
          <table:table-cell table:formula="of:=IF((LEN([.J80])&lt;4);REPT(0;4-LEN([.J80]))&amp;[.J80];[.J8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28515625" calcext:value-type="float">
            <text:p>0,28515625</text:p>
          </table:table-cell>
          <table:table-cell table:formula="of:=([.A81]+0.5)*15" office:value-type="float" office:value="11.77734375" calcext:value-type="float">
            <text:p>12</text:p>
          </table:table-cell>
          <table:table-cell table:formula="of:=DEC2BIN([.B81])" office:value-type="string" office:string-value="1011" calcext:value-type="string">
            <text:p>1011</text:p>
          </table:table-cell>
          <table:table-cell table:formula="of:=IF((LEN([.C81])&lt;4);REPT(0;4-LEN([.C81]))&amp;[.C81];[.C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H81]+1)*8" office:value-type="float" office:value="13.5625" calcext:value-type="float">
            <text:p>14</text:p>
          </table:table-cell>
          <table:table-cell table:formula="of:=DEC2BIN([.I81])" office:value-type="string" office:string-value="1101" calcext:value-type="string">
            <text:p>1101</text:p>
          </table:table-cell>
          <table:table-cell table:formula="of:=IF((LEN([.J81])&lt;4);REPT(0;4-LEN([.J81]))&amp;[.J81];[.J8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0.30078125" calcext:value-type="float">
            <text:p>0,30078125</text:p>
          </table:table-cell>
          <table:table-cell table:formula="of:=([.A82]+0.5)*15" office:value-type="float" office:value="12.01171875" calcext:value-type="float">
            <text:p>12</text:p>
          </table:table-cell>
          <table:table-cell table:formula="of:=DEC2BIN([.B82])" office:value-type="string" office:string-value="1100" calcext:value-type="string">
            <text:p>1100</text:p>
          </table:table-cell>
          <table:table-cell table:formula="of:=IF((LEN([.C82])&lt;4);REPT(0;4-LEN([.C82]))&amp;[.C82];[.C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H82]+1)*8" office:value-type="float" office:value="9.21875" calcext:value-type="float">
            <text:p>9</text:p>
          </table:table-cell>
          <table:table-cell table:formula="of:=DEC2BIN([.I82])" office:value-type="string" office:string-value="1001" calcext:value-type="string">
            <text:p>1001</text:p>
          </table:table-cell>
          <table:table-cell table:formula="of:=IF((LEN([.J82])&lt;4);REPT(0;4-LEN([.J82]))&amp;[.J82];[.J8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8046875" calcext:value-type="float">
            <text:p>-0,48046875</text:p>
          </table:table-cell>
          <table:table-cell table:formula="of:=([.A83]+0.5)*15" office:value-type="float" office:value="0.29296875" calcext:value-type="float">
            <text:p>0</text:p>
          </table:table-cell>
          <table:table-cell table:formula="of:=DEC2BIN([.B83])" office:value-type="string" office:string-value="0" calcext:value-type="string">
            <text:p>0</text:p>
          </table:table-cell>
          <table:table-cell table:formula="of:=IF((LEN([.C83])&lt;4);REPT(0;4-LEN([.C83]))&amp;[.C83];[.C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83]+1)*8" office:value-type="float" office:value="0.21875" calcext:value-type="float">
            <text:p>0</text:p>
          </table:table-cell>
          <table:table-cell table:formula="of:=DEC2BIN([.I83])" office:value-type="string" office:string-value="0" calcext:value-type="string">
            <text:p>0</text:p>
          </table:table-cell>
          <table:table-cell table:formula="of:=IF((LEN([.J83])&lt;4);REPT(0;4-LEN([.J83]))&amp;[.J83];[.J8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-0.171875" calcext:value-type="float">
            <text:p>-0,171875</text:p>
          </table:table-cell>
          <table:table-cell table:formula="of:=([.A84]+0.5)*15" office:value-type="float" office:value="4.921875" calcext:value-type="float">
            <text:p>5</text:p>
          </table:table-cell>
          <table:table-cell table:formula="of:=DEC2BIN([.B84])" office:value-type="string" office:string-value="100" calcext:value-type="string">
            <text:p>100</text:p>
          </table:table-cell>
          <table:table-cell table:formula="of:=IF((LEN([.C84])&lt;4);REPT(0;4-LEN([.C84]))&amp;[.C84];[.C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H84]+1)*8" office:value-type="float" office:value="6.65625" calcext:value-type="float">
            <text:p>7</text:p>
          </table:table-cell>
          <table:table-cell table:formula="of:=DEC2BIN([.I84])" office:value-type="string" office:string-value="110" calcext:value-type="string">
            <text:p>110</text:p>
          </table:table-cell>
          <table:table-cell table:formula="of:=IF((LEN([.J84])&lt;4);REPT(0;4-LEN([.J84]))&amp;[.J84];[.J8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0234375" calcext:value-type="float">
            <text:p>0,40234375</text:p>
          </table:table-cell>
          <table:table-cell table:formula="of:=([.A85]+0.5)*15" office:value-type="float" office:value="13.53515625" calcext:value-type="float">
            <text:p>14</text:p>
          </table:table-cell>
          <table:table-cell table:formula="of:=DEC2BIN([.B85])" office:value-type="string" office:string-value="1101" calcext:value-type="string">
            <text:p>1101</text:p>
          </table:table-cell>
          <table:table-cell table:formula="of:=IF((LEN([.C85])&lt;4);REPT(0;4-LEN([.C85]))&amp;[.C85];[.C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7890625" calcext:value-type="float">
            <text:p>0,87890625</text:p>
          </table:table-cell>
          <table:table-cell table:formula="of:=([.H85]+1)*8" office:value-type="float" office:value="15.03125" calcext:value-type="float">
            <text:p>15</text:p>
          </table:table-cell>
          <table:table-cell table:formula="of:=DEC2BIN([.I85])" office:value-type="string" office:string-value="1111" calcext:value-type="string">
            <text:p>1111</text:p>
          </table:table-cell>
          <table:table-cell table:formula="of:=IF((LEN([.J85])&lt;4);REPT(0;4-LEN([.J85]))&amp;[.J85];[.J8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0.40625" calcext:value-type="float">
            <text:p>0,40625</text:p>
          </table:table-cell>
          <table:table-cell table:formula="of:=([.A86]+0.5)*15" office:value-type="float" office:value="13.59375" calcext:value-type="float">
            <text:p>14</text:p>
          </table:table-cell>
          <table:table-cell table:formula="of:=DEC2BIN([.B86])" office:value-type="string" office:string-value="1101" calcext:value-type="string">
            <text:p>1101</text:p>
          </table:table-cell>
          <table:table-cell table:formula="of:=IF((LEN([.C86])&lt;4);REPT(0;4-LEN([.C86]))&amp;[.C86];[.C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86]+1)*8" office:value-type="float" office:value="8.96875" calcext:value-type="float">
            <text:p>9</text:p>
          </table:table-cell>
          <table:table-cell table:formula="of:=DEC2BIN([.I86])" office:value-type="string" office:string-value="1000" calcext:value-type="string">
            <text:p>1000</text:p>
          </table:table-cell>
          <table:table-cell table:formula="of:=IF((LEN([.J86])&lt;4);REPT(0;4-LEN([.J86]))&amp;[.J86];[.J8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14453125" calcext:value-type="float">
            <text:p>-0,14453125</text:p>
          </table:table-cell>
          <table:table-cell table:formula="of:=([.A87]+0.5)*15" office:value-type="float" office:value="5.33203125" calcext:value-type="float">
            <text:p>5</text:p>
          </table:table-cell>
          <table:table-cell table:formula="of:=DEC2BIN([.B87])" office:value-type="string" office:string-value="101" calcext:value-type="string">
            <text:p>101</text:p>
          </table:table-cell>
          <table:table-cell table:formula="of:=IF((LEN([.C87])&lt;4);REPT(0;4-LEN([.C87]))&amp;[.C87];[.C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87]+1)*8" office:value-type="float" office:value="4.40625" calcext:value-type="float">
            <text:p>4</text:p>
          </table:table-cell>
          <table:table-cell table:formula="of:=DEC2BIN([.I87])" office:value-type="string" office:string-value="100" calcext:value-type="string">
            <text:p>100</text:p>
          </table:table-cell>
          <table:table-cell table:formula="of:=IF((LEN([.J87])&lt;4);REPT(0;4-LEN([.J87]))&amp;[.J87];[.J8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-0.5" calcext:value-type="float">
            <text:p>-0,5</text:p>
          </table:table-cell>
          <table:table-cell table:formula="of:=([.A88]+0.5)*15" office:value-type="float" office:value="0" calcext:value-type="float">
            <text:p>0</text:p>
          </table:table-cell>
          <table:table-cell table:formula="of:=DEC2BIN([.B88])" office:value-type="string" office:string-value="0" calcext:value-type="string">
            <text:p>0</text:p>
          </table:table-cell>
          <table:table-cell table:formula="of:=IF((LEN([.C88])&lt;4);REPT(0;4-LEN([.C88]))&amp;[.C88];[.C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H88]+1)*8" office:value-type="float" office:value="7.78125" calcext:value-type="float">
            <text:p>8</text:p>
          </table:table-cell>
          <table:table-cell table:formula="of:=DEC2BIN([.I88])" office:value-type="string" office:string-value="111" calcext:value-type="string">
            <text:p>111</text:p>
          </table:table-cell>
          <table:table-cell table:formula="of:=IF((LEN([.J88])&lt;4);REPT(0;4-LEN([.J88]))&amp;[.J88];[.J8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-0.16015625" calcext:value-type="float">
            <text:p>-0,16015625</text:p>
          </table:table-cell>
          <table:table-cell table:formula="of:=([.A89]+0.5)*15" office:value-type="float" office:value="5.09765625" calcext:value-type="float">
            <text:p>5</text:p>
          </table:table-cell>
          <table:table-cell table:formula="of:=DEC2BIN([.B89])" office:value-type="string" office:string-value="101" calcext:value-type="string">
            <text:p>101</text:p>
          </table:table-cell>
          <table:table-cell table:formula="of:=IF((LEN([.C89])&lt;4);REPT(0;4-LEN([.C89]))&amp;[.C89];[.C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H89]+1)*8" office:value-type="float" office:value="6.78125" calcext:value-type="float">
            <text:p>7</text:p>
          </table:table-cell>
          <table:table-cell table:formula="of:=DEC2BIN([.I89])" office:value-type="string" office:string-value="110" calcext:value-type="string">
            <text:p>110</text:p>
          </table:table-cell>
          <table:table-cell table:formula="of:=IF((LEN([.J89])&lt;4);REPT(0;4-LEN([.J89]))&amp;[.J89];[.J89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3984375" calcext:value-type="float">
            <text:p>0,3984375</text:p>
          </table:table-cell>
          <table:table-cell table:formula="of:=([.A90]+0.5)*15" office:value-type="float" office:value="13.4765625" calcext:value-type="float">
            <text:p>13</text:p>
          </table:table-cell>
          <table:table-cell table:formula="of:=DEC2BIN([.B90])" office:value-type="string" office:string-value="1101" calcext:value-type="string">
            <text:p>1101</text:p>
          </table:table-cell>
          <table:table-cell table:formula="of:=IF((LEN([.C90])&lt;4);REPT(0;4-LEN([.C90]))&amp;[.C90];[.C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H90]+1)*8" office:value-type="float" office:value="7.375" calcext:value-type="float">
            <text:p>7</text:p>
          </table:table-cell>
          <table:table-cell table:formula="of:=DEC2BIN([.I90])" office:value-type="string" office:string-value="111" calcext:value-type="string">
            <text:p>111</text:p>
          </table:table-cell>
          <table:table-cell table:formula="of:=IF((LEN([.J90])&lt;4);REPT(0;4-LEN([.J90]))&amp;[.J90];[.J90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41015625" calcext:value-type="float">
            <text:p>0,41015625</text:p>
          </table:table-cell>
          <table:table-cell table:formula="of:=([.A91]+0.5)*15" office:value-type="float" office:value="13.65234375" calcext:value-type="float">
            <text:p>14</text:p>
          </table:table-cell>
          <table:table-cell table:formula="of:=DEC2BIN([.B91])" office:value-type="string" office:string-value="1101" calcext:value-type="string">
            <text:p>1101</text:p>
          </table:table-cell>
          <table:table-cell table:formula="of:=IF((LEN([.C91])&lt;4);REPT(0;4-LEN([.C91]))&amp;[.C91];[.C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H91]+1)*8" office:value-type="float" office:value="13.5625" calcext:value-type="float">
            <text:p>14</text:p>
          </table:table-cell>
          <table:table-cell table:formula="of:=DEC2BIN([.I91])" office:value-type="string" office:string-value="1101" calcext:value-type="string">
            <text:p>1101</text:p>
          </table:table-cell>
          <table:table-cell table:formula="of:=IF((LEN([.J91])&lt;4);REPT(0;4-LEN([.J91]))&amp;[.J91];[.J91])" office:value-type="string" office:string-value="1101" calcext:value-type="string">
            <text:p>1101</text:p>
          </table:table-cell>
        </table:table-row>
        <table:table-row table:style-name="ro1">
          <table:table-cell table:style-name="ce1" office:value-type="float" office:value="-0.1484375" calcext:value-type="float">
            <text:p>-0,1484375</text:p>
          </table:table-cell>
          <table:table-cell table:formula="of:=([.A92]+0.5)*15" office:value-type="float" office:value="5.2734375" calcext:value-type="float">
            <text:p>5</text:p>
          </table:table-cell>
          <table:table-cell table:formula="of:=DEC2BIN([.B92])" office:value-type="string" office:string-value="101" calcext:value-type="string">
            <text:p>101</text:p>
          </table:table-cell>
          <table:table-cell table:formula="of:=IF((LEN([.C92])&lt;4);REPT(0;4-LEN([.C92]))&amp;[.C92];[.C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H92]+1)*8" office:value-type="float" office:value="9.21875" calcext:value-type="float">
            <text:p>9</text:p>
          </table:table-cell>
          <table:table-cell table:formula="of:=DEC2BIN([.I92])" office:value-type="string" office:string-value="1001" calcext:value-type="string">
            <text:p>1001</text:p>
          </table:table-cell>
          <table:table-cell table:formula="of:=IF((LEN([.J92])&lt;4);REPT(0;4-LEN([.J92]))&amp;[.J92];[.J92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8828125" calcext:value-type="float">
            <text:p>-0,48828125</text:p>
          </table:table-cell>
          <table:table-cell table:formula="of:=([.A93]+0.5)*15" office:value-type="float" office:value="0.17578125" calcext:value-type="float">
            <text:p>0</text:p>
          </table:table-cell>
          <table:table-cell table:formula="of:=DEC2BIN([.B93])" office:value-type="string" office:string-value="0" calcext:value-type="string">
            <text:p>0</text:p>
          </table:table-cell>
          <table:table-cell table:formula="of:=IF((LEN([.C93])&lt;4);REPT(0;4-LEN([.C93]))&amp;[.C93];[.C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H93]+1)*8" office:value-type="float" office:value="0.21875" calcext:value-type="float">
            <text:p>0</text:p>
          </table:table-cell>
          <table:table-cell table:formula="of:=DEC2BIN([.I93])" office:value-type="string" office:string-value="0" calcext:value-type="string">
            <text:p>0</text:p>
          </table:table-cell>
          <table:table-cell table:formula="of:=IF((LEN([.J93])&lt;4);REPT(0;4-LEN([.J93]))&amp;[.J93];[.J93])" office:value-type="string" office:string-value="0000" calcext:value-type="string">
            <text:p>000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([.A94]+0.5)*15" office:value-type="float" office:value="7.5" calcext:value-type="float">
            <text:p>8</text:p>
          </table:table-cell>
          <table:table-cell table:formula="of:=DEC2BIN([.B94])" office:value-type="string" office:string-value="111" calcext:value-type="string">
            <text:p>111</text:p>
          </table:table-cell>
          <table:table-cell table:formula="of:=IF((LEN([.C94])&lt;4);REPT(0;4-LEN([.C94]))&amp;[.C94];[.C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H94]+1)*8" office:value-type="float" office:value="6.625" calcext:value-type="float">
            <text:p>7</text:p>
          </table:table-cell>
          <table:table-cell table:formula="of:=DEC2BIN([.I94])" office:value-type="string" office:string-value="110" calcext:value-type="string">
            <text:p>110</text:p>
          </table:table-cell>
          <table:table-cell table:formula="of:=IF((LEN([.J94])&lt;4);REPT(0;4-LEN([.J94]))&amp;[.J94];[.J94])" office:value-type="string" office:string-value="0110" calcext:value-type="string">
            <text:p>0110</text:p>
          </table:table-cell>
        </table:table-row>
        <table:table-row table:style-name="ro1">
          <table:table-cell table:style-name="ce1" office:value-type="float" office:value="0.47265625" calcext:value-type="float">
            <text:p>0,47265625</text:p>
          </table:table-cell>
          <table:table-cell table:formula="of:=([.A95]+0.5)*15" office:value-type="float" office:value="14.58984375" calcext:value-type="float">
            <text:p>15</text:p>
          </table:table-cell>
          <table:table-cell table:formula="of:=DEC2BIN([.B95])" office:value-type="string" office:string-value="1110" calcext:value-type="string">
            <text:p>1110</text:p>
          </table:table-cell>
          <table:table-cell table:formula="of:=IF((LEN([.C95])&lt;4);REPT(0;4-LEN([.C95]))&amp;[.C95];[.C9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7890625" calcext:value-type="float">
            <text:p>0,87890625</text:p>
          </table:table-cell>
          <table:table-cell table:formula="of:=([.H95]+1)*8" office:value-type="float" office:value="15.03125" calcext:value-type="float">
            <text:p>15</text:p>
          </table:table-cell>
          <table:table-cell table:formula="of:=DEC2BIN([.I95])" office:value-type="string" office:string-value="1111" calcext:value-type="string">
            <text:p>1111</text:p>
          </table:table-cell>
          <table:table-cell table:formula="of:=IF((LEN([.J95])&lt;4);REPT(0;4-LEN([.J95]))&amp;[.J95];[.J95])" office:value-type="string" office:string-value="1111" calcext:value-type="string">
            <text:p>1111</text:p>
          </table:table-cell>
        </table:table-row>
        <table:table-row table:style-name="ro1">
          <table:table-cell table:style-name="ce1" office:value-type="float" office:value="-0.28515625" calcext:value-type="float">
            <text:p>-0,28515625</text:p>
          </table:table-cell>
          <table:table-cell table:formula="of:=([.A96]+0.5)*15" office:value-type="float" office:value="3.22265625" calcext:value-type="float">
            <text:p>3</text:p>
          </table:table-cell>
          <table:table-cell table:formula="of:=DEC2BIN([.B96])" office:value-type="string" office:string-value="11" calcext:value-type="string">
            <text:p>11</text:p>
          </table:table-cell>
          <table:table-cell table:formula="of:=IF((LEN([.C96])&lt;4);REPT(0;4-LEN([.C96]))&amp;[.C96];[.C9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H96]+1)*8" office:value-type="float" office:value="8.96875" calcext:value-type="float">
            <text:p>9</text:p>
          </table:table-cell>
          <table:table-cell table:formula="of:=DEC2BIN([.I96])" office:value-type="string" office:string-value="1000" calcext:value-type="string">
            <text:p>1000</text:p>
          </table:table-cell>
          <table:table-cell table:formula="of:=IF((LEN([.J96])&lt;4);REPT(0;4-LEN([.J96]))&amp;[.J96];[.J96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30078125" calcext:value-type="float">
            <text:p>-0,30078125</text:p>
          </table:table-cell>
          <table:table-cell table:formula="of:=([.A97]+0.5)*15" office:value-type="float" office:value="2.98828125" calcext:value-type="float">
            <text:p>3</text:p>
          </table:table-cell>
          <table:table-cell table:formula="of:=DEC2BIN([.B97])" office:value-type="string" office:string-value="10" calcext:value-type="string">
            <text:p>10</text:p>
          </table:table-cell>
          <table:table-cell table:formula="of:=IF((LEN([.C97])&lt;4);REPT(0;4-LEN([.C97]))&amp;[.C97];[.C9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44921875" calcext:value-type="float">
            <text:p>-0,44921875</text:p>
          </table:table-cell>
          <table:table-cell table:formula="of:=([.H97]+1)*8" office:value-type="float" office:value="4.40625" calcext:value-type="float">
            <text:p>4</text:p>
          </table:table-cell>
          <table:table-cell table:formula="of:=DEC2BIN([.I97])" office:value-type="string" office:string-value="100" calcext:value-type="string">
            <text:p>100</text:p>
          </table:table-cell>
          <table:table-cell table:formula="of:=IF((LEN([.J97])&lt;4);REPT(0;4-LEN([.J97]))&amp;[.J97];[.J97])" office:value-type="string" office:string-value="0100" calcext:value-type="string">
            <text:p>0100</text:p>
          </table:table-cell>
        </table:table-row>
        <table:table-row table:style-name="ro1">
          <table:table-cell table:style-name="ce1" office:value-type="float" office:value="0.484375" calcext:value-type="float">
            <text:p>0,484375</text:p>
          </table:table-cell>
          <table:table-cell table:formula="of:=([.A98]+0.5)*15" office:value-type="float" office:value="14.765625" calcext:value-type="float">
            <text:p>15</text:p>
          </table:table-cell>
          <table:table-cell table:formula="of:=DEC2BIN([.B98])" office:value-type="string" office:string-value="1110" calcext:value-type="string">
            <text:p>1110</text:p>
          </table:table-cell>
          <table:table-cell table:formula="of:=IF((LEN([.C98])&lt;4);REPT(0;4-LEN([.C98]))&amp;[.C98];[.C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078125" calcext:value-type="float">
            <text:p>-0,0078125</text:p>
          </table:table-cell>
          <table:table-cell table:formula="of:=([.H98]+1)*8" office:value-type="float" office:value="7.9375" calcext:value-type="float">
            <text:p>8</text:p>
          </table:table-cell>
          <table:table-cell table:formula="of:=DEC2BIN([.I98])" office:value-type="string" office:string-value="111" calcext:value-type="string">
            <text:p>111</text:p>
          </table:table-cell>
          <table:table-cell table:formula="of:=IF((LEN([.J98])&lt;4);REPT(0;4-LEN([.J98]))&amp;[.J98];[.J98])" office:value-type="string" office:string-value="0111" calcext:value-type="string">
            <text:p>0111</text:p>
          </table:table-cell>
        </table:table-row>
        <table:table-row table:style-name="ro1">
          <table:table-cell table:style-name="ce1" office:value-type="float" office:value="0.16796875" calcext:value-type="float">
            <text:p>0,16796875</text:p>
          </table:table-cell>
          <table:table-cell table:formula="of:=([.A99]+0.5)*15" office:value-type="float" office:value="10.01953125" calcext:value-type="float">
            <text:p>10</text:p>
          </table:table-cell>
          <table:table-cell table:formula="of:=DEC2BIN([.B99])" office:value-type="string" office:string-value="1010" calcext:value-type="string">
            <text:p>1010</text:p>
          </table:table-cell>
          <table:table-cell table:formula="of:=IF((LEN([.C99])&lt;4);REPT(0;4-LEN([.C99]))&amp;[.C99];[.C9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71875" calcext:value-type="float">
            <text:p>0,171875</text:p>
          </table:table-cell>
          <table:table-cell table:formula="of:=([.H99]+1)*8" office:value-type="float" office:value="9.375" calcext:value-type="float">
            <text:p>9</text:p>
          </table:table-cell>
          <table:table-cell table:formula="of:=DEC2BIN([.I99])" office:value-type="string" office:string-value="1001" calcext:value-type="string">
            <text:p>1001</text:p>
          </table:table-cell>
          <table:table-cell table:formula="of:=IF((LEN([.J99])&lt;4);REPT(0;4-LEN([.J99]))&amp;[.J99];[.J99])" office:value-type="string" office:string-value="1001" calcext:value-type="string">
            <text:p>1001</text:p>
          </table:table-cell>
        </table:table-row>
        <table:table-row table:style-name="ro1">
          <table:table-cell table:style-name="ce1" office:value-type="float" office:value="-0.40234375" calcext:value-type="float">
            <text:p>-0,40234375</text:p>
          </table:table-cell>
          <table:table-cell table:formula="of:=([.A100]+0.5)*15" office:value-type="float" office:value="1.46484375" calcext:value-type="float">
            <text:p>1</text:p>
          </table:table-cell>
          <table:table-cell table:formula="of:=DEC2BIN([.B100])" office:value-type="string" office:string-value="1" calcext:value-type="string">
            <text:p>1</text:p>
          </table:table-cell>
          <table:table-cell table:formula="of:=IF((LEN([.C100])&lt;4);REPT(0;4-LEN([.C100]))&amp;[.C100];[.C1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03125" calcext:value-type="float">
            <text:p>0,0703125</text:p>
          </table:table-cell>
          <table:table-cell table:formula="of:=([.H100]+1)*8" office:value-type="float" office:value="8.5625" calcext:value-type="float">
            <text:p>9</text:p>
          </table:table-cell>
          <table:table-cell table:formula="of:=DEC2BIN([.I100])" office:value-type="string" office:string-value="1000" calcext:value-type="string">
            <text:p>1000</text:p>
          </table:table-cell>
          <table:table-cell table:formula="of:=IF((LEN([.J100])&lt;4);REPT(0;4-LEN([.J100]))&amp;[.J100];[.J100])" office:value-type="string" office:string-value="1000" calcext:value-type="string">
            <text:p>1000</text:p>
          </table:table-cell>
        </table:table-row>
        <table:table-row table:style-name="ro1">
          <table:table-cell table:style-name="ce1" office:value-type="float" office:value="-0.40625" calcext:value-type="float">
            <text:p>-0,40625</text:p>
          </table:table-cell>
          <table:table-cell table:formula="of:=([.A101]+0.5)*15" office:value-type="float" office:value="1.40625" calcext:value-type="float">
            <text:p>1</text:p>
          </table:table-cell>
          <table:table-cell table:formula="of:=DEC2BIN([.B101])" office:value-type="string" office:string-value="1" calcext:value-type="string">
            <text:p>1</text:p>
          </table:table-cell>
          <table:table-cell table:formula="of:=IF((LEN([.C101])&lt;4);REPT(0;4-LEN([.C101]))&amp;[.C101];[.C1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140625" calcext:value-type="float">
            <text:p>-0,69140625</text:p>
          </table:table-cell>
          <table:table-cell table:formula="of:=([.H101]+1)*8" office:value-type="float" office:value="2.46875" calcext:value-type="float">
            <text:p>2</text:p>
          </table:table-cell>
          <table:table-cell table:formula="of:=DEC2BIN([.I101])" office:value-type="string" office:string-value="10" calcext:value-type="string">
            <text:p>10</text:p>
          </table:table-cell>
          <table:table-cell table:formula="of:=IF((LEN([.J101])&lt;4);REPT(0;4-LEN([.J101]))&amp;[.J101];[.J101])" office:value-type="string" office:string-value="0010" calcext:value-type="string">
            <text:p>0010</text:p>
          </table:table-cell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formula="of:=([.H102]+1)*8" office:value-type="float" office:value="6.7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formula="of:=([.H103]+1)*8" office:value-type="float" office:value="15.78125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formula="of:=([.H104]+1)*8" office:value-type="float" office:value="9.343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formula="of:=([.H105]+1)*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formula="of:=([.H106]+1)*8" office:value-type="float" office:value="7.03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formula="of:=([.H107]+1)*8" office:value-type="float" office:value="11.59375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formula="of:=([.H108]+1)*8" office:value-type="float" office:value="8.21875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formula="of:=([.H109]+1)*8" office:value-type="float" office:value="9.218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formula="of:=([.H110]+1)*8" office:value-type="float" office:value="8.62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formula="of:=([.H111]+1)*8" office:value-type="float" office:value="2.4375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formula="of:=([.H112]+1)*8" office:value-type="float" office:value="6.78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formula="of:=([.H113]+1)*8" office:value-type="float" office:value="15.78125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formula="of:=([.H114]+1)*8" office:value-type="float" office:value="9.3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formula="of:=([.H115]+1)*8" office:value-type="float" office:value="0.96875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formula="of:=([.H116]+1)*8" office:value-type="float" office:value="7.03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formula="of:=([.H117]+1)*8" office:value-type="float" office:value="11.59375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formula="of:=([.H118]+1)*8" office:value-type="float" office:value="8.21875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formula="of:=([.H119]+1)*8" office:value-type="float" office:value="9.218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formula="of:=([.H120]+1)*8" office:value-type="float" office:value="8.62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formula="of:=([.H121]+1)*8" office:value-type="float" office:value="2.4375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formula="of:=([.H122]+1)*8" office:value-type="float" office:value="6.78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formula="of:=([.H123]+1)*8" office:value-type="float" office:value="15.78125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formula="of:=([.H124]+1)*8" office:value-type="float" office:value="9.343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formula="of:=([.H125]+1)*8" office:value-type="float" office:value="0.96875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formula="of:=([.H126]+1)*8" office:value-type="float" office:value="7.03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formula="of:=([.H127]+1)*8" office:value-type="float" office:value="11.59375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formula="of:=([.H128]+1)*8" office:value-type="float" office:value="8.21875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formula="of:=([.H129]+1)*8" office:value-type="float" office:value="9.218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formula="of:=([.H130]+1)*8" office:value-type="float" office:value="8.62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formula="of:=([.H131]+1)*8" office:value-type="float" office:value="2.4375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formula="of:=([.H132]+1)*8" office:value-type="float" office:value="6.78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formula="of:=([.H133]+1)*8" office:value-type="float" office:value="15.78125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formula="of:=([.H134]+1)*8" office:value-type="float" office:value="9.3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formula="of:=([.H135]+1)*8" office:value-type="float" office:value="0.96875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formula="of:=([.H136]+1)*8" office:value-type="float" office:value="7.03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formula="of:=([.H137]+1)*8" office:value-type="float" office:value="11.59375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formula="of:=([.H138]+1)*8" office:value-type="float" office:value="8.21875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formula="of:=([.H139]+1)*8" office:value-type="float" office:value="9.218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formula="of:=([.H140]+1)*8" office:value-type="float" office:value="8.62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formula="of:=([.H141]+1)*8" office:value-type="float" office:value="2.4375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formula="of:=([.H142]+1)*8" office:value-type="float" office:value="6.78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formula="of:=([.H143]+1)*8" office:value-type="float" office:value="15.78125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formula="of:=([.H144]+1)*8" office:value-type="float" office:value="9.34375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formula="of:=([.H145]+1)*8" office:value-type="float" office:value="0.96875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formula="of:=([.H146]+1)*8" office:value-type="float" office:value="7.03125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formula="of:=([.H147]+1)*8" office:value-type="float" office:value="11.59375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formula="of:=([.H148]+1)*8" office:value-type="float" office:value="8.0625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390625" calcext:value-type="float">
            <text:p>0,003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2890625" calcext:value-type="float">
            <text:p>0,2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33203125" calcext:value-type="float">
            <text:p>0,332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4140625" calcext:value-type="float">
            <text:p>-0,94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8984375" calcext:value-type="float">
            <text:p>-0,0898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296875" calcext:value-type="float">
            <text:p>0,42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1953125" calcext:value-type="float">
            <text:p>0,01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578125" calcext:value-type="float">
            <text:p>-0,175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6640625" calcext:value-type="float">
            <text:p>-0,066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875" calcext:value-type="float">
            <text:p>0,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390625" calcext:value-type="float">
            <text:p>0,003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2890625" calcext:value-type="float">
            <text:p>0,2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33203125" calcext:value-type="float">
            <text:p>0,332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4140625" calcext:value-type="float">
            <text:p>-0,94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8984375" calcext:value-type="float">
            <text:p>-0,0898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296875" calcext:value-type="float">
            <text:p>0,42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1953125" calcext:value-type="float">
            <text:p>0,01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578125" calcext:value-type="float">
            <text:p>-0,175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6640625" calcext:value-type="float">
            <text:p>-0,066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875" calcext:value-type="float">
            <text:p>0,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390625" calcext:value-type="float">
            <text:p>0,003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2890625" calcext:value-type="float">
            <text:p>0,2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33203125" calcext:value-type="float">
            <text:p>0,332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4140625" calcext:value-type="float">
            <text:p>-0,94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8984375" calcext:value-type="float">
            <text:p>-0,0898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296875" calcext:value-type="float">
            <text:p>0,42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1953125" calcext:value-type="float">
            <text:p>0,01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578125" calcext:value-type="float">
            <text:p>-0,175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6640625" calcext:value-type="float">
            <text:p>-0,066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875" calcext:value-type="float">
            <text:p>0,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87890625" calcext:value-type="float">
            <text:p>-0,8789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71875" calcext:value-type="float">
            <text:p>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703125" calcext:value-type="float">
            <text:p>0,070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69140625" calcext:value-type="float">
            <text:p>-0,691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44921875" calcext:value-type="float">
            <text:p>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0078125" calcext:value-type="float">
            <text:p>0,0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703125" calcext:value-type="float">
            <text:p>-0,070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69140625" calcext:value-type="float">
            <text:p>0,6914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87890625" calcext:value-type="float">
            <text:p>0,878906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44921875" calcext:value-type="float">
            <text:p>-0,4492187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1" office:value-type="float" office:value="-0.0078125" calcext:value-type="float">
            <text:p>-0,0078125</text:p>
          </table:table-cell>
          <table:table-cell table:number-columns-repeated="3"/>
        </table:table-row>
        <table:table-row table:style-name="ro2" table:number-rows-repeated="8">
          <table:table-cell table:style-name="ce2"/>
          <table:table-cell table:number-columns-repeated="6"/>
          <table:table-cell table:style-name="ce2"/>
          <table:table-cell table:number-columns-repeated="3"/>
        </table:table-row>
        <table:table-row table:style-name="ro2" table:number-rows-repeated="104757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0"/>
    </number:number-style>
    <number:number-style style:name="N110">
      <number:number number:decimal-places="0" number:min-integer-digits="4"/>
    </number:number-style>
    <number:number-style style:name="N111">
      <number:number number:decimal-places="3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 style:data-style-name="N2" text:time-value="12:06:47.80444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0:29:20.093816687</meta:creation-date>
    <dc:date>2022-04-07T12:30:18.906587121</dc:date>
    <meta:editing-duration>PT30M17S</meta:editing-duration>
    <meta:editing-cycles>3</meta:editing-cycles>
    <meta:generator>LibreOffice/4.3.7.2$Linux_X86_64 LibreOffice_project/430$Build-2</meta:generator>
    <meta:document-statistic meta:table-count="1" meta:cell-count="1746" meta:object-count="0"/>
  </office:meta>
</office:document-meta>
</file>